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3.915cm" table:align="left"/>
    </style:style>
    <style:style style:name="Tabla1.A" style:family="table-column">
      <style:table-column-properties style:column-width="3.916cm"/>
    </style:style>
    <style:style style:name="Tabla1.B" style:family="table-column">
      <style:table-column-properties style:column-width="9.999cm"/>
    </style:style>
    <style:style style:name="Tabla1.A1" style:family="table-cell">
      <style:table-cell-properties style:vertical-align="middle" fo:padding="0.049cm" fo:border="none"/>
    </style:style>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list-style-name="L13"/>
    <style:style style:name="P5" style:family="paragraph" style:parent-style-name="Preformatted_20_Text" style:list-style-name="L13">
      <style:paragraph-properties fo:margin-top="0cm" fo:margin-bottom="0.499cm" style:contextual-spacing="false" style:writing-mode="lr-tb"/>
    </style:style>
    <style:style style:name="P6" style:family="paragraph" style:parent-style-name="Standard">
      <style:paragraph-properties fo:margin-top="0cm" fo:margin-bottom="0.499cm" style:contextual-spacing="false"/>
    </style:style>
    <style:style style:name="P7" style:family="paragraph" style:parent-style-name="Text_20_body" style:list-style-name="L1"/>
    <style:style style:name="P8" style:family="paragraph" style:parent-style-name="Text_20_body">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agraph-properties fo:text-align="start"/>
      <style:text-properties style:font-name="Liberation Mono" fo:font-size="10pt"/>
    </style:style>
    <style:style style:name="P24"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le form:control-implementation="ooo:com.sun.star.form.component.FileControl" xml:id="control2" form:id="control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Ejercicio 1: Guía de Bebidas Internacionales Objetivo: Crear una colección de menús de bebidas por país. Instrucciones: 1. Crea una carpeta llamada bebidas/ dentro de un proyecto raíz llamado GuiaDeBebidas. 2. Crea 5 ramas, una para cada país: Brasil, Alemania, Japón, México, Italia. 3. En cada rama: - Crea un archivo .md con el nombre del país (ej. mexico.md). - Haz 4-5 commits con el siguiente contenido incremental: - Título del menú. - Descripción general de las bebidas del país. - Bebidas alcohólicas típicas. - Bebidas sin alcohol. - Consejos para servir o maridar. 4. Funde cada rama en main. 5. Sube el repositorio a GitHub.</text:p>
      <text:h text:style-name="Heading_20_6" text:outline-level="6">ChatGPT dijo:</text:h>
      <text:p text:style-name="Text_20_body">¡Perfecto! Aquí tienes una <text:span text:style-name="Strong_20_Emphasis">guía paso a paso</text:span> para cumplir con el ejercicio usando Git y GitHub:</text:p>
      <text:p text:style-name="Horizontal_20_Line"/>
      <text:h text:style-name="Heading_20_3" text:outline-level="3">✅ Paso 1: Crear la estructura del proyecto</text:h>
      <text:p text:style-name="Preformatted_20_Text">bash</text:p>
      <text:p text:style-name="Preformatted_20_Text">CopiarEditar</text:p>
      <text:p text:style-name="P1"><text:span text:style-name="Source_20_Text">mkdir GuiaDeBebidas</text:span></text:p>
      <text:p text:style-name="P1"><text:span text:style-name="Source_20_Text">cd GuiaDeBebidas</text:span></text:p>
      <text:p text:style-name="P1"><text:span text:style-name="Source_20_Text">mkdir bebidas</text:span></text:p>
      <text:p text:style-name="P2"><text:span text:style-name="Source_20_Text">git init</text:span></text:p>
      <text:p text:style-name="Horizontal_20_Line"/>
      <text:h text:style-name="Heading_20_3" text:outline-level="3">✅ Paso 2: Crear ramas para cada país</text:h>
      <text:p text:style-name="Preformatted_20_Text">bash</text:p>
      <text:p text:style-name="Preformatted_20_Text">CopiarEditar</text:p>
      <text:p text:style-name="P1"><text:span text:style-name="Source_20_Text">git checkout -b brasil</text:span></text:p>
      <text:p text:style-name="P1"><text:span text:style-name="Source_20_Text">git checkout main</text:span></text:p>
      <text:p text:style-name="P1"><text:span text:style-name="Source_20_Text">git checkout -b alemania</text:span></text:p>
      <text:p text:style-name="P1"><text:span text:style-name="Source_20_Text">git checkout main</text:span></text:p>
      <text:p text:style-name="P1"><text:span text:style-name="Source_20_Text">git checkout -b japon</text:span></text:p>
      <text:p text:style-name="P1"><text:span text:style-name="Source_20_Text">git checkout main</text:span></text:p>
      <text:p text:style-name="P1"><text:span text:style-name="Source_20_Text">git checkout -b mexico</text:span></text:p>
      <text:p text:style-name="P1"><text:span text:style-name="Source_20_Text">git checkout main</text:span></text:p>
      <text:p text:style-name="P2"><text:span text:style-name="Source_20_Text">git checkout -b italia</text:span></text:p>
      <text:p text:style-name="Horizontal_20_Line"/>
      <text:h text:style-name="Heading_20_3" text:outline-level="3">✅ Paso 3: En cada rama, crear el archivo <text:span text:style-name="Source_20_Text">.md</text:span> y hacer 4-5 commits</text:h>
      <text:h text:style-name="Heading_20_4" text:outline-level="4">Ejemplo para la rama <text:span text:style-name="Source_20_Text">mexico</text:span>:</text:h>
      <text:p text:style-name="Preformatted_20_Text">bash</text:p>
      <text:p text:style-name="Preformatted_20_Text">CopiarEditar</text:p>
      <text:p text:style-name="P1"><text:span text:style-name="Source_20_Text">git checkout mexico</text:span></text:p>
      <text:p text:style-name="P1"><text:span text:style-name="Source_20_Text">cd bebidas</text:span></text:p>
      <text:p text:style-name="P1"><text:span text:style-name="Source_20_Text">echo "# Menú de Bebidas de México" &gt; mexico.md</text:span></text:p>
      <text:p text:style-name="P1"><text:span text:style-name="Source_20_Text">git add mexico.md</text:span></text:p>
      <text:p text:style-name="P1"><text:span text:style-name="Source_20_Text">git commit -m "Agregar título del menú de México"</text:span></text:p>
      <text:p text:style-name="P1"/>
      <text:p text:style-name="P1"><text:span text:style-name="Source_20_Text">echo -e "\nMéxico tiene una rica tradición de bebidas tanto alcohólicas como sin alcohol." &gt;&gt; mexico.md</text:span></text:p>
      <text:p text:style-name="P1"><text:span text:style-name="Source_20_Text">git add mexico.md</text:span></text:p>
      <text:p text:style-name="P1"><text:soft-page-break/><text:span text:style-name="Source_20_Text">git commit -m "Agregar descripción general de las bebidas mexicanas"</text:span></text:p>
      <text:p text:style-name="P1"/>
      <text:p text:style-name="P1"><text:span text:style-name="Source_20_Text">echo -e "\n## Bebidas alcohólicas\n- Tequila\n- Mezcal\n- Pulque" &gt;&gt; mexico.md</text:span></text:p>
      <text:p text:style-name="P1"><text:span text:style-name="Source_20_Text">git add mexico.md</text:span></text:p>
      <text:p text:style-name="P1"><text:span text:style-name="Source_20_Text">git commit -m "Agregar bebidas alcohólicas típicas de México"</text:span></text:p>
      <text:p text:style-name="P1"/>
      <text:p text:style-name="P1"><text:span text:style-name="Source_20_Text">echo -e "\n## Bebidas sin alcohol\n- Agua de horchata\n- Atole\n- Champurrado\n- Agua de jamaica" &gt;&gt; mexico.md</text:span></text:p>
      <text:p text:style-name="P1"><text:span text:style-name="Source_20_Text">git add mexico.md</text:span></text:p>
      <text:p text:style-name="P1"><text:span text:style-name="Source_20_Text">git commit -m "Agregar bebidas sin alcohol típicas"</text:span></text:p>
      <text:p text:style-name="P1"/>
      <text:p text:style-name="P1"><text:span text:style-name="Source_20_Text">echo -e "\n## Consejos\nEl tequila se sirve mejor solo o con limón y sal. El mezcal se marida con naranja y sal de gusano." &gt;&gt; mexico.md</text:span></text:p>
      <text:p text:style-name="P1"><text:span text:style-name="Source_20_Text">git add mexico.md</text:span></text:p>
      <text:p text:style-name="P2"><text:span text:style-name="Source_20_Text">git commit -m "Agregar consejos para servir y maridar bebidas"</text:span></text:p>
      <text:p text:style-name="Text_20_body">🔁 Repite un proceso similar para cada país en su respectiva rama (<text:span text:style-name="Source_20_Text">brasil</text:span>, <text:span text:style-name="Source_20_Text">alemania</text:span>, <text:span text:style-name="Source_20_Text">japon</text:span>, <text:span text:style-name="Source_20_Text">italia</text:span>) cambiando el contenido.</text:p>
      <text:p text:style-name="Horizontal_20_Line"/>
      <text:h text:style-name="Heading_20_3" text:outline-level="3">✅ Paso 4: Fundir cada rama con <text:span text:style-name="Source_20_Text">main</text:span></text:h>
      <text:p text:style-name="Preformatted_20_Text">bash</text:p>
      <text:p text:style-name="Preformatted_20_Text">CopiarEditar</text:p>
      <text:p text:style-name="P1"><text:span text:style-name="Source_20_Text">git checkout main</text:span></text:p>
      <text:p text:style-name="P1"><text:span text:style-name="Source_20_Text">git merge brasil</text:span></text:p>
      <text:p text:style-name="P1"><text:span text:style-name="Source_20_Text">git merge alemania</text:span></text:p>
      <text:p text:style-name="P1"><text:span text:style-name="Source_20_Text">git merge japon</text:span></text:p>
      <text:p text:style-name="P1"><text:span text:style-name="Source_20_Text">git merge mexico</text:span></text:p>
      <text:p text:style-name="P2"><text:span text:style-name="Source_20_Text">git merge italia</text:span></text:p>
      <text:p text:style-name="Horizontal_20_Line"/>
      <text:h text:style-name="Heading_20_3" text:outline-level="3">✅ Paso 5: Subir a GitHub</text:h>
      <text:list xml:id="list2519753461" text:style-name="L1">
        <text:list-item>
          <text:p text:style-name="P7">Crea un repositorio en GitHub llamado <text:span text:style-name="Strong_20_Emphasis">GuiaDeBebidas</text:span> (sin README para evitar conflictos).</text:p>
        </text:list-item>
        <text:list-item>
          <text:p text:style-name="P7">Luego, en tu terminal:</text:p>
        </text:list-item>
      </text:list>
      <text:p text:style-name="Preformatted_20_Text">bash</text:p>
      <text:p text:style-name="Preformatted_20_Text">CopiarEditar</text:p>
      <text:p text:style-name="P1"><text:span text:style-name="Source_20_Text">git remote add origin https://github.com/TU_USUARIO/GuiaDeBebidas.git</text:span></text:p>
      <text:p text:style-name="P1"><text:span text:style-name="Source_20_Text">git branch -M main</text:span></text:p>
      <text:p text:style-name="P2"><text:span text:style-name="Source_20_Text">git push -u origin main</text:span></text:p>
      <text:p text:style-name="Horizontal_20_Line"/>
      <text:p text:style-name="Text_20_body">¿Quieres que te ayude con los contenidos específicos para cada país o con los comandos en un script listo para copiar y pegar?</text:p>
      <text:p text:style-name="Text_20_body">4o</text:p>
      <text:h text:style-name="Heading_20_5" text:outline-level="5"><text:soft-page-break/>Dijiste:</text:h>
      <text:p text:style-name="Text_20_body">¿Quieres que te ayude con los contenidos específicos para cada país o con los comandos en un script listo para copiar y pegar?</text:p>
      <text:p text:style-name="Text_20_body">si, me gustaría que me lo dieras en un documento pdf para poder descargarlo</text:p>
      <text:h text:style-name="Heading_20_6" text:outline-level="6">ChatGPT dijo:</text:h>
      <text:p text:style-name="Text_20_body">Analizado</text:p>
      <text:p text:style-name="Preformatted_20_Text">python</text:p>
      <text:p text:style-name="Preformatted_20_Text">Mostrar siempre los detalles</text:p>
      <text:p text:style-name="Preformatted_20_Text">Copiar</text:p>
      <text:p text:style-name="P1"><text:span text:style-name="Source_20_Text">from fpdf import FPDF</text:span></text:p>
      <text:p text:style-name="P1"/>
      <text:p text:style-name="P1"><text:span text:style-name="Source_20_Text"># Crear el contenido para cada país</text:span></text:p>
      <text:p text:style-name="P1"><text:span text:style-name="Source_20_Text">contenido_paises = {</text:span></text:p>
      <text:p text:style-name="P1"><text:span text:style-name="Source_20_Text"><text:s text:c="4"/>"México": [</text:span></text:p>
      <text:p text:style-name="P1"><text:span text:style-name="Source_20_Text"><text:s text:c="8"/>"# Menú de Bebidas de México",</text:span></text:p>
      <text:p text:style-name="P1"><text:span text:style-name="Source_20_Text"><text:s text:c="8"/>"México tiene una rica tradición de bebidas tanto alcohólicas como sin alcohol.",</text:span></text:p>
      <text:p text:style-name="P1"><text:span text:style-name="Source_20_Text"><text:s text:c="8"/>"## Bebidas alcohólicas\n- Tequila\n- Mezcal\n- Pulque",</text:span></text:p>
      <text:p text:style-name="P1"><text:span text:style-name="Source_20_Text"><text:s text:c="8"/>"## Bebidas sin alcohol\n- Agua de horchata\n- Atole\n- Champurrado\n- Agua de jamaica",</text:span></text:p>
      <text:p text:style-name="P1"><text:span text:style-name="Source_20_Text"><text:s text:c="8"/>"## Consejos\nEl tequila se sirve mejor solo o con limón y sal. El mezcal se marida con naranja y sal de gusano."</text:span></text:p>
      <text:p text:style-name="P1"><text:span text:style-name="Source_20_Text"><text:s text:c="4"/>],</text:span></text:p>
      <text:p text:style-name="P1"><text:span text:style-name="Source_20_Text"><text:s text:c="4"/>"Brasil": [</text:span></text:p>
      <text:p text:style-name="P1"><text:span text:style-name="Source_20_Text"><text:s text:c="8"/>"# Menú de Bebidas de Brasil",</text:span></text:p>
      <text:p text:style-name="P1"><text:span text:style-name="Source_20_Text"><text:s text:c="8"/>"Brasil destaca por sus bebidas refrescantes y tropicales.",</text:span></text:p>
      <text:p text:style-name="P1"><text:span text:style-name="Source_20_Text"><text:s text:c="8"/>"## Bebidas alcohólicas\n- Caipirinha\n- Cachaça\n- Batida",</text:span></text:p>
      <text:p text:style-name="P1"><text:span text:style-name="Source_20_Text"><text:s text:c="8"/>"## Bebidas sin alcohol\n- Guaraná\n- Agua de coco\n- Caldo de caña",</text:span></text:p>
      <text:p text:style-name="P1"><text:span text:style-name="Source_20_Text"><text:s text:c="8"/>"## Consejos\nLa caipirinha se sirve con hielo y lima fresca. Ideal como aperitivo en días calurosos."</text:span></text:p>
      <text:p text:style-name="P1"><text:span text:style-name="Source_20_Text"><text:s text:c="4"/>],</text:span></text:p>
      <text:p text:style-name="P1"><text:span text:style-name="Source_20_Text"><text:s text:c="4"/>"Alemania": [</text:span></text:p>
      <text:p text:style-name="P1"><text:span text:style-name="Source_20_Text"><text:s text:c="8"/>"# Menú de Bebidas de Alemania",</text:span></text:p>
      <text:p text:style-name="P1"><text:span text:style-name="Source_20_Text"><text:s text:c="8"/>"Alemania es conocida mundialmente por su cultura cervecera.",</text:span></text:p>
      <text:p text:style-name="P1"><text:span text:style-name="Source_20_Text"><text:s text:c="8"/>"## Bebidas alcohólicas\n- Cerveza (Weissbier, Pilsner)\n- Jägermeister\n- Schnaps",</text:span></text:p>
      <text:p text:style-name="P1"><text:span text:style-name="Source_20_Text"><text:s text:c="8"/>"## Bebidas sin alcohol\n- Apfelschorle\n- Malzbier\n- Jugos naturales",</text:span></text:p>
      <text:p text:style-name="P1"><text:span text:style-name="Source_20_Text"><text:s text:c="8"/>"## Consejos\nLas cervezas alemanas se disfrutan mejor frías y acompañadas de pretzels o salchichas."</text:span></text:p>
      <text:p text:style-name="P1"><text:span text:style-name="Source_20_Text"><text:s text:c="4"/>],</text:span></text:p>
      <text:p text:style-name="P1"><text:span text:style-name="Source_20_Text"><text:s text:c="4"/>"Japón": [</text:span></text:p>
      <text:p text:style-name="P1"><text:span text:style-name="Source_20_Text"><text:s text:c="8"/>"# Menú de Bebidas de Japón",</text:span></text:p>
      <text:p text:style-name="P1"><text:span text:style-name="Source_20_Text"><text:s text:c="8"/>"Japón ofrece una mezcla de tradiciones milenarias y modernidad en sus bebidas.",</text:span></text:p>
      <text:p text:style-name="P1"><text:span text:style-name="Source_20_Text"><text:s text:c="8"/>"## Bebidas alcohólicas\n- Sake\n- Shochu\n- Umeshu",</text:span></text:p>
      <text:p text:style-name="P1"><text:span text:style-name="Source_20_Text"><text:s text:c="8"/>"## Bebidas sin alcohol\n- Té verde\n- Ramune\n- Calpis",</text:span></text:p>
      <text:p text:style-name="P1"><text:span text:style-name="Source_20_Text"><text:s text:c="8"/>"## Consejos\nEl sake se puede servir caliente o frío, y suele acompañar platos ligeros o sushi."</text:span></text:p>
      <text:p text:style-name="P1"><text:span text:style-name="Source_20_Text"><text:s text:c="4"/>],</text:span></text:p>
      <text:p text:style-name="P1"><text:span text:style-name="Source_20_Text"><text:s text:c="4"/>"Italia": [</text:span></text:p>
      <text:p text:style-name="P1"><text:span text:style-name="Source_20_Text"><text:s text:c="8"/>"# Menú de Bebidas de Italia",</text:span></text:p>
      <text:p text:style-name="P1"><text:span text:style-name="Source_20_Text"><text:s text:c="8"/>"Italia es famosa por su vino y sus bebidas digestivas.",</text:span></text:p>
      <text:p text:style-name="P1"><text:span text:style-name="Source_20_Text"><text:s text:c="8"/>"## Bebidas alcohólicas\n- Vino (Chianti, Prosecco)\n- Limoncello\n- Aperol Spritz",</text:span></text:p>
      <text:p text:style-name="P1"><text:span text:style-name="Source_20_Text"><text:s text:c="8"/>"## Bebidas sin alcohol\n- Caffè espresso\n- Aranciata\n- Chinotto",</text:span></text:p>
      <text:p text:style-name="P1"><text:soft-page-break/><text:span text:style-name="Source_20_Text"><text:s text:c="8"/>"## Consejos\nEl vino italiano se sirve con comidas. El limoncello se sirve frío como digestivo."</text:span></text:p>
      <text:p text:style-name="P1"><text:span text:style-name="Source_20_Text"><text:s text:c="4"/>]</text:span></text:p>
      <text:p text:style-name="P1"><text:span text:style-name="Source_20_Text">}</text:span></text:p>
      <text:p text:style-name="P1"/>
      <text:p text:style-name="P1"><text:span text:style-name="Source_20_Text"># Crear el documento PDF</text:span></text:p>
      <text:p text:style-name="P1"><text:span text:style-name="Source_20_Text">pdf = FPDF()</text:span></text:p>
      <text:p text:style-name="P1"><text:span text:style-name="Source_20_Text">pdf.set_auto_page_break(auto=True, margin=15)</text:span></text:p>
      <text:p text:style-name="P1"><text:span text:style-name="Source_20_Text">pdf.add_page()</text:span></text:p>
      <text:p text:style-name="P1"><text:span text:style-name="Source_20_Text">pdf.set_font("Arial", size=12)</text:span></text:p>
      <text:p text:style-name="P1"/>
      <text:p text:style-name="P1"><text:span text:style-name="Source_20_Text">pdf.set_font("Arial", 'B', 16)</text:span></text:p>
      <text:p text:style-name="P1"><text:span text:style-name="Source_20_Text">pdf.cell(200, 10, txt="Guía de Bebidas Internacionales", ln=True, align='C')</text:span></text:p>
      <text:p text:style-name="P1"><text:span text:style-name="Source_20_Text">pdf.ln(10)</text:span></text:p>
      <text:p text:style-name="P1"/>
      <text:p text:style-name="P1"><text:span text:style-name="Source_20_Text">for pais, secciones in contenido_paises.items():</text:span></text:p>
      <text:p text:style-name="P1"><text:span text:style-name="Source_20_Text"><text:s text:c="4"/>pdf.set_font("Arial", 'B', 14)</text:span></text:p>
      <text:p text:style-name="P1"><text:span text:style-name="Source_20_Text"><text:s text:c="4"/>pdf.cell(200, 10, txt=pais, ln=True, align='L')</text:span></text:p>
      <text:p text:style-name="P1"><text:span text:style-name="Source_20_Text"><text:s text:c="4"/>pdf.ln(2)</text:span></text:p>
      <text:p text:style-name="P1"><text:span text:style-name="Source_20_Text"><text:s text:c="4"/>pdf.set_font("Arial", size=12)</text:span></text:p>
      <text:p text:style-name="P1"><text:span text:style-name="Source_20_Text"><text:s text:c="4"/>for linea in secciones:</text:span></text:p>
      <text:p text:style-name="P1"><text:span text:style-name="Source_20_Text"><text:s text:c="8"/>for sublinea in linea.split('\n'):</text:span></text:p>
      <text:p text:style-name="P1"><text:span text:style-name="Source_20_Text"><text:s text:c="12"/>pdf.multi_cell(0, 10, sublinea)</text:span></text:p>
      <text:p text:style-name="P1"><text:span text:style-name="Source_20_Text"><text:s text:c="4"/>pdf.ln(5)</text:span></text:p>
      <text:p text:style-name="P1"/>
      <text:p text:style-name="P1"><text:span text:style-name="Source_20_Text"># Guardar el PDF</text:span></text:p>
      <text:p text:style-name="P1"><text:span text:style-name="Source_20_Text">output_path = "/mnt/data/GuiaDeBebidas.pdf"</text:span></text:p>
      <text:p text:style-name="P1"><text:span text:style-name="Source_20_Text">pdf.output(output_path)</text:span></text:p>
      <text:p text:style-name="P1"/>
      <text:p text:style-name="P2"><text:span text:style-name="Source_20_Text">output_path</text:span></text:p>
      <text:p text:style-name="Text_20_body">Resultado</text:p>
      <text:p text:style-name="P3">'/mnt/data/GuiaDeBebidas.pdf'</text:p>
      <text:p text:style-name="Text_20_body">Aquí tienes el documento PDF con los contenidos detallados para cada país:</text:p>
      <text:p text:style-name="Text_20_body">📄 Descargar GuiaDeBebidas.pdf</text:p>
      <text:p text:style-name="Text_20_body">¿Quieres también los comandos de Git y los pasos en el mismo documento o en otro archivo separado? </text:p>
      <text:p text:style-name="Text_20_body">4o</text:p>
      <text:h text:style-name="Heading_20_5" text:outline-level="5">Dijiste:</text:h>
      <text:p text:style-name="Text_20_body">me podrias ahcer un pdf con los comandos y el paso a paso para la solucion del problema </text:p>
      <text:h text:style-name="Heading_20_6" text:outline-level="6">ChatGPT dijo:</text:h>
      <text:p text:style-name="Text_20_body">Analizado</text:p>
      <text:p text:style-name="Preformatted_20_Text">python</text:p>
      <text:p text:style-name="Preformatted_20_Text">Mostrar siempre los detalles</text:p>
      <text:p text:style-name="Preformatted_20_Text">Copiar</text:p>
      <text:p text:style-name="P1"><text:span text:style-name="Source_20_Text">from fpdf import FPDF</text:span></text:p>
      <text:p text:style-name="P1"/>
      <text:p text:style-name="P1"><text:span text:style-name="Source_20_Text"># Contenido paso a paso con comandos de Git</text:span></text:p>
      <text:p text:style-name="P1"><text:span text:style-name="Source_20_Text">pasos = [</text:span></text:p>
      <text:p text:style-name="P1"><text:span text:style-name="Source_20_Text"><text:s text:c="4"/>("Paso 1: Crear la estructura del proyecto", [</text:span></text:p>
      <text:p text:style-name="P1"><text:span text:style-name="Source_20_Text"><text:s text:c="8"/>"mkdir GuiaDeBebidas",</text:span></text:p>
      <text:p text:style-name="P1"><text:soft-page-break/><text:span text:style-name="Source_20_Text"><text:s text:c="8"/>"cd GuiaDeBebidas",</text:span></text:p>
      <text:p text:style-name="P1"><text:span text:style-name="Source_20_Text"><text:s text:c="8"/>"mkdir bebidas",</text:span></text:p>
      <text:p text:style-name="P1"><text:span text:style-name="Source_20_Text"><text:s text:c="8"/>"git init"</text:span></text:p>
      <text:p text:style-name="P1"><text:span text:style-name="Source_20_Text"><text:s text:c="4"/>]),</text:span></text:p>
      <text:p text:style-name="P1"><text:span text:style-name="Source_20_Text"><text:s text:c="4"/>("Paso 2: Crear ramas para cada país", [</text:span></text:p>
      <text:p text:style-name="P1"><text:span text:style-name="Source_20_Text"><text:s text:c="8"/>"git checkout -b brasil",</text:span></text:p>
      <text:p text:style-name="P1"><text:span text:style-name="Source_20_Text"><text:s text:c="8"/>"git checkout main",</text:span></text:p>
      <text:p text:style-name="P1"><text:span text:style-name="Source_20_Text"><text:s text:c="8"/>"git checkout -b alemania",</text:span></text:p>
      <text:p text:style-name="P1"><text:span text:style-name="Source_20_Text"><text:s text:c="8"/>"git checkout main",</text:span></text:p>
      <text:p text:style-name="P1"><text:span text:style-name="Source_20_Text"><text:s text:c="8"/>"git checkout -b japon",</text:span></text:p>
      <text:p text:style-name="P1"><text:span text:style-name="Source_20_Text"><text:s text:c="8"/>"git checkout main",</text:span></text:p>
      <text:p text:style-name="P1"><text:span text:style-name="Source_20_Text"><text:s text:c="8"/>"git checkout -b mexico",</text:span></text:p>
      <text:p text:style-name="P1"><text:span text:style-name="Source_20_Text"><text:s text:c="8"/>"git checkout main",</text:span></text:p>
      <text:p text:style-name="P1"><text:span text:style-name="Source_20_Text"><text:s text:c="8"/>"git checkout -b italia"</text:span></text:p>
      <text:p text:style-name="P1"><text:span text:style-name="Source_20_Text"><text:s text:c="4"/>]),</text:span></text:p>
      <text:p text:style-name="P1"><text:span text:style-name="Source_20_Text"><text:s text:c="4"/>("Paso 3: En cada rama, crear el archivo .md y hacer 4-5 commits", [</text:span></text:p>
      <text:p text:style-name="P1"><text:span text:style-name="Source_20_Text"><text:s text:c="8"/>"git checkout mexico",</text:span></text:p>
      <text:p text:style-name="P1"><text:span text:style-name="Source_20_Text"><text:s text:c="8"/>"cd bebidas",</text:span></text:p>
      <text:p text:style-name="P1"><text:span text:style-name="Source_20_Text"><text:s text:c="8"/>"echo \"# Menú de Bebidas de México\" &gt; mexico.md",</text:span></text:p>
      <text:p text:style-name="P1"><text:span text:style-name="Source_20_Text"><text:s text:c="8"/>"git add mexico.md",</text:span></text:p>
      <text:p text:style-name="P1"><text:span text:style-name="Source_20_Text"><text:s text:c="8"/>"git commit -m \"Agregar título del menú de México\"",</text:span></text:p>
      <text:p text:style-name="P1"><text:span text:style-name="Source_20_Text"><text:s text:c="8"/>"echo -e \"\\nMéxico tiene una rica tradición de bebidas...\" &gt;&gt; mexico.md",</text:span></text:p>
      <text:p text:style-name="P1"><text:span text:style-name="Source_20_Text"><text:s text:c="8"/>"git add mexico.md",</text:span></text:p>
      <text:p text:style-name="P1"><text:span text:style-name="Source_20_Text"><text:s text:c="8"/>"git commit -m \"Agregar descripción general de las bebidas mexicanas\"",</text:span></text:p>
      <text:p text:style-name="P1"><text:span text:style-name="Source_20_Text"><text:s text:c="8"/>"... (y así con el resto de las secciones)"</text:span></text:p>
      <text:p text:style-name="P1"><text:span text:style-name="Source_20_Text"><text:s text:c="4"/>]),</text:span></text:p>
      <text:p text:style-name="P1"><text:span text:style-name="Source_20_Text"><text:s text:c="4"/>("Paso 4: Fundir cada rama con main", [</text:span></text:p>
      <text:p text:style-name="P1"><text:span text:style-name="Source_20_Text"><text:s text:c="8"/>"git checkout main",</text:span></text:p>
      <text:p text:style-name="P1"><text:span text:style-name="Source_20_Text"><text:s text:c="8"/>"git merge brasil",</text:span></text:p>
      <text:p text:style-name="P1"><text:span text:style-name="Source_20_Text"><text:s text:c="8"/>"git merge alemania",</text:span></text:p>
      <text:p text:style-name="P1"><text:span text:style-name="Source_20_Text"><text:s text:c="8"/>"git merge japon",</text:span></text:p>
      <text:p text:style-name="P1"><text:span text:style-name="Source_20_Text"><text:s text:c="8"/>"git merge mexico",</text:span></text:p>
      <text:p text:style-name="P1"><text:span text:style-name="Source_20_Text"><text:s text:c="8"/>"git merge italia"</text:span></text:p>
      <text:p text:style-name="P1"><text:span text:style-name="Source_20_Text"><text:s text:c="4"/>]),</text:span></text:p>
      <text:p text:style-name="P1"><text:span text:style-name="Source_20_Text"><text:s text:c="4"/>("Paso 5: Subir a GitHub", [</text:span></text:p>
      <text:p text:style-name="P1"><text:span text:style-name="Source_20_Text"><text:s text:c="8"/>"git remote add origin https://github.com/TU_USUARIO/GuiaDeBebidas.git",</text:span></text:p>
      <text:p text:style-name="P1"><text:span text:style-name="Source_20_Text"><text:s text:c="8"/>"git branch -M main",</text:span></text:p>
      <text:p text:style-name="P1"><text:span text:style-name="Source_20_Text"><text:s text:c="8"/>"git push -u origin main"</text:span></text:p>
      <text:p text:style-name="P1"><text:span text:style-name="Source_20_Text"><text:s text:c="4"/>])</text:span></text:p>
      <text:p text:style-name="P1"><text:span text:style-name="Source_20_Text">]</text:span></text:p>
      <text:p text:style-name="P1"/>
      <text:p text:style-name="P1"><text:span text:style-name="Source_20_Text"># Crear PDF</text:span></text:p>
      <text:p text:style-name="P1"><text:span text:style-name="Source_20_Text">pdf = FPDF()</text:span></text:p>
      <text:p text:style-name="P1"><text:span text:style-name="Source_20_Text">pdf.set_auto_page_break(auto=True, margin=15)</text:span></text:p>
      <text:p text:style-name="P1"><text:span text:style-name="Source_20_Text">pdf.add_page()</text:span></text:p>
      <text:p text:style-name="P1"><text:span text:style-name="Source_20_Text">pdf.set_font("Arial", 'B', 16)</text:span></text:p>
      <text:p text:style-name="P1"><text:span text:style-name="Source_20_Text">pdf.cell(200, 10, txt="Guía Paso a Paso: Guía de Bebidas Internacionales", ln=True, align='C')</text:span></text:p>
      <text:p text:style-name="P1"><text:span text:style-name="Source_20_Text">pdf.ln(10)</text:span></text:p>
      <text:p text:style-name="P1"/>
      <text:p text:style-name="P1"><text:span text:style-name="Source_20_Text">pdf.set_font("Arial", size=12)</text:span></text:p>
      <text:p text:style-name="P1"><text:span text:style-name="Source_20_Text">for titulo, comandos in pasos:</text:span></text:p>
      <text:p text:style-name="P1"><text:span text:style-name="Source_20_Text"><text:s text:c="4"/>pdf.set_font("Arial", 'B', 14)</text:span></text:p>
      <text:p text:style-name="P1"><text:span text:style-name="Source_20_Text"><text:s text:c="4"/>pdf.cell(200, 10, txt=titulo, ln=True)</text:span></text:p>
      <text:p text:style-name="P1"><text:span text:style-name="Source_20_Text"><text:s text:c="4"/>pdf.set_font("Arial", size=12)</text:span></text:p>
      <text:p text:style-name="P1"><text:span text:style-name="Source_20_Text"><text:s text:c="4"/>for comando in comandos:</text:span></text:p>
      <text:p text:style-name="P1"><text:span text:style-name="Source_20_Text"><text:s text:c="8"/>pdf.multi_cell(0, 10, f"$ {comando}")</text:span></text:p>
      <text:p text:style-name="P1"><text:span text:style-name="Source_20_Text"><text:s text:c="4"/>pdf.ln(5)</text:span></text:p>
      <text:p text:style-name="P1"><text:soft-page-break/></text:p>
      <text:p text:style-name="P1"><text:span text:style-name="Source_20_Text"># Guardar el PDF</text:span></text:p>
      <text:p text:style-name="P1"><text:span text:style-name="Source_20_Text">output_path_commands = "/mnt/data/Pasos_GuiaDeBebidas.pdf"</text:span></text:p>
      <text:p text:style-name="P1"><text:span text:style-name="Source_20_Text">pdf.output(output_path_commands)</text:span></text:p>
      <text:p text:style-name="P1"/>
      <text:p text:style-name="P2"><text:span text:style-name="Source_20_Text">output_path_commands</text:span></text:p>
      <text:p text:style-name="Text_20_body">Resultado</text:p>
      <text:p text:style-name="P3">'/mnt/data/Pasos_GuiaDeBebidas.pdf'</text:p>
      <text:p text:style-name="Text_20_body">Aquí tienes el PDF con el <text:span text:style-name="Strong_20_Emphasis">paso a paso y los comandos de Git</text:span> para resolver el ejercicio:</text:p>
      <text:p text:style-name="Text_20_body">📄 Descargar Pasos_GuiaDeBebidas.pdf</text:p>
      <text:p text:style-name="Text_20_body">¿Te gustaría que los combine en un solo documento o está bien por separado? </text:p>
      <text:p text:style-name="Text_20_body">4o</text:p>
      <text:h text:style-name="Heading_20_5" text:outline-level="5">Dijiste:</text:h>
      <text:p text:style-name="Text_20_body">Este es un segundo ejercicio me podrías indicar el paso a paso para la solución de este ejercicio: ✅ Ejercicio 2: Recetario Saludable por Estilo de Vida Objetivo: Organizar recetas saludables por tipo de dieta o estilo de vida. Estilos de vida (ramas): Keto, Vegana, Paleo, Sin Gluten, Mediterránea. Instrucciones: 1. Crea el repositorio RecetarioSaludable y una carpeta recetas/. 2. Crea 5 ramas con los nombres de cada dieta. 3. En cada rama: - Crea un archivo .md con el nombre del estilo (ej. keto.md). - Realiza 5 commits progresivos: 1. Título del documento. 2. Introducción y fundamentos del estilo. 3. Recetas principales (mínimo 3). 4. Recomendaciones de ingredientes. 5. Consejos de preparación. 4. Fusión de ramas con resolución de conflictos si se presentan. 5. Genera un README.md con enlaces a cada tipo de dieta.</text:p>
      <text:h text:style-name="Heading_20_6" text:outline-level="6">ChatGPT dijo:</text:h>
      <text:p text:style-name="Text_20_body">¡Perfecto! A continuación te muestro el <text:span text:style-name="Strong_20_Emphasis">paso a paso detallado</text:span> para completar correctamente el <text:span text:style-name="Strong_20_Emphasis">Ejercicio 2: Recetario Saludable por Estilo de Vida</text:span> usando Git, incluyendo comandos, estructura recomendada y buenas prácticas.</text:p>
      <text:p text:style-name="Horizontal_20_Line"/>
      <text:h text:style-name="Heading_20_2" text:outline-level="2">✅ Paso a Paso para Resolver el Ejercicio 2</text:h>
      <text:p text:style-name="Horizontal_20_Line"/>
      <text:h text:style-name="Heading_20_3" text:outline-level="3">🥗 Paso 1: Crear el repositorio y estructura de carpetas</text:h>
      <text:p text:style-name="Preformatted_20_Text">bash</text:p>
      <text:p text:style-name="Preformatted_20_Text">CopiarEditar</text:p>
      <text:p text:style-name="P1"><text:span text:style-name="Source_20_Text">mkdir RecetarioSaludable</text:span></text:p>
      <text:p text:style-name="P1"><text:span text:style-name="Source_20_Text">cd RecetarioSaludable</text:span></text:p>
      <text:p text:style-name="P1"><text:span text:style-name="Source_20_Text">mkdir recetas</text:span></text:p>
      <text:p text:style-name="P2"><text:span text:style-name="Source_20_Text">git init</text:span></text:p>
      <text:p text:style-name="Horizontal_20_Line"/>
      <text:h text:style-name="Heading_20_3" text:outline-level="3"><text:soft-page-break/>🌿 Paso 2: Crear las ramas por estilo de vida</text:h>
      <text:p text:style-name="Preformatted_20_Text">bash</text:p>
      <text:p text:style-name="Preformatted_20_Text">CopiarEditar</text:p>
      <text:p text:style-name="P1"><text:span text:style-name="Source_20_Text">git checkout -b keto</text:span></text:p>
      <text:p text:style-name="P1"><text:span text:style-name="Source_20_Text">git checkout main</text:span></text:p>
      <text:p text:style-name="P1"><text:span text:style-name="Source_20_Text">git checkout -b vegana</text:span></text:p>
      <text:p text:style-name="P1"><text:span text:style-name="Source_20_Text">git checkout main</text:span></text:p>
      <text:p text:style-name="P1"><text:span text:style-name="Source_20_Text">git checkout -b paleo</text:span></text:p>
      <text:p text:style-name="P1"><text:span text:style-name="Source_20_Text">git checkout main</text:span></text:p>
      <text:p text:style-name="P1"><text:span text:style-name="Source_20_Text">git checkout -b sin-gluten</text:span></text:p>
      <text:p text:style-name="P1"><text:span text:style-name="Source_20_Text">git checkout main</text:span></text:p>
      <text:p text:style-name="P2"><text:span text:style-name="Source_20_Text">git checkout -b mediterranea</text:span></text:p>
      <text:p text:style-name="Horizontal_20_Line"/>
      <text:h text:style-name="Heading_20_3" text:outline-level="3">📄 Paso 3: Crear archivos <text:span text:style-name="Source_20_Text">.md</text:span> y realizar 5 commits en cada rama</text:h>
      <text:h text:style-name="Heading_20_4" text:outline-level="4">Ejemplo: Rama <text:span text:style-name="Source_20_Text">keto</text:span></text:h>
      <text:p text:style-name="Preformatted_20_Text">bash</text:p>
      <text:p text:style-name="Preformatted_20_Text">CopiarEditar</text:p>
      <text:p text:style-name="P1"><text:span text:style-name="Source_20_Text">git checkout keto</text:span></text:p>
      <text:p text:style-name="P1"><text:span text:style-name="Source_20_Text">cd recetas</text:span></text:p>
      <text:p text:style-name="P1"><text:span text:style-name="Source_20_Text">echo "# Recetas Keto" &gt; keto.md</text:span></text:p>
      <text:p text:style-name="P1"><text:span text:style-name="Source_20_Text">git add keto.md</text:span></text:p>
      <text:p text:style-name="P1"><text:span text:style-name="Source_20_Text">git commit -m "Agregar título del documento Keto"</text:span></text:p>
      <text:p text:style-name="P1"/>
      <text:p text:style-name="P1"><text:span text:style-name="Source_20_Text">echo -e "\nLa dieta keto se basa en una alta ingesta de grasas saludables y mínima de carbohidratos..." &gt;&gt; keto.md</text:span></text:p>
      <text:p text:style-name="P1"><text:span text:style-name="Source_20_Text">git add keto.md</text:span></text:p>
      <text:p text:style-name="P1"><text:span text:style-name="Source_20_Text">git commit -m "Agregar introducción al estilo Keto"</text:span></text:p>
      <text:p text:style-name="P1"/>
      <text:p text:style-name="P1"><text:span text:style-name="Source_20_Text">echo -e "\n## Recetas principales\n- Ensalada de aguacate con salmón\n- Pollo al curry keto\n- Pan cetogénico de almendra" &gt;&gt; keto.md</text:span></text:p>
      <text:p text:style-name="P1"><text:span text:style-name="Source_20_Text">git add keto.md</text:span></text:p>
      <text:p text:style-name="P1"><text:span text:style-name="Source_20_Text">git commit -m "Agregar recetas principales Keto"</text:span></text:p>
      <text:p text:style-name="P1"/>
      <text:p text:style-name="P1"><text:span text:style-name="Source_20_Text">echo -e "\n## Ingredientes recomendados\n- Aguacate\n- Aceite de coco\n- Nueces y semillas\n- Verduras de hoja verde" &gt;&gt; keto.md</text:span></text:p>
      <text:p text:style-name="P1"><text:span text:style-name="Source_20_Text">git add keto.md</text:span></text:p>
      <text:p text:style-name="P1"><text:span text:style-name="Source_20_Text">git commit -m "Agregar recomendaciones de ingredientes"</text:span></text:p>
      <text:p text:style-name="P1"/>
      <text:p text:style-name="P1"><text:span text:style-name="Source_20_Text">echo -e "\n## Consejos de preparación\nEvitar alimentos procesados. Cocinar con grasas naturales. Leer etiquetas de productos bajos en carbohidratos." &gt;&gt; keto.md</text:span></text:p>
      <text:p text:style-name="P1"><text:span text:style-name="Source_20_Text">git add keto.md</text:span></text:p>
      <text:p text:style-name="P2"><text:span text:style-name="Source_20_Text">git commit -m "Agregar consejos de preparación"</text:span></text:p>
      <text:p text:style-name="Text_20_body">🔁 Repite este proceso en cada rama con contenido adecuado para:</text:p>
      <text:list xml:id="list4099328330" text:style-name="L2">
        <text:list-item>
          <text:p text:style-name="P9"><text:span text:style-name="Source_20_Text">vegana</text:span></text:p>
        </text:list-item>
        <text:list-item>
          <text:p text:style-name="P9"><text:span text:style-name="Source_20_Text">paleo</text:span></text:p>
        </text:list-item>
        <text:list-item>
          <text:p text:style-name="P9"><text:span text:style-name="Source_20_Text">sin-gluten</text:span></text:p>
        </text:list-item>
        <text:list-item>
          <text:p text:style-name="P9"><text:span text:style-name="Source_20_Text">mediterranea</text:span></text:p>
        </text:list-item>
      </text:list>
      <text:p text:style-name="Horizontal_20_Line"><text:soft-page-break/></text:p>
      <text:h text:style-name="Heading_20_3" text:outline-level="3">🔀 Paso 4: Fusión de ramas con resolución de conflictos si ocurre</text:h>
      <text:p text:style-name="Preformatted_20_Text">bash</text:p>
      <text:p text:style-name="Preformatted_20_Text">CopiarEditar</text:p>
      <text:p text:style-name="P1"><text:span text:style-name="Source_20_Text">git checkout main</text:span></text:p>
      <text:p text:style-name="P1"><text:span text:style-name="Source_20_Text">git merge keto</text:span></text:p>
      <text:p text:style-name="P1"><text:span text:style-name="Source_20_Text">git merge vegana</text:span></text:p>
      <text:p text:style-name="P1"><text:span text:style-name="Source_20_Text">git merge paleo</text:span></text:p>
      <text:p text:style-name="P1"><text:span text:style-name="Source_20_Text">git merge sin-gluten</text:span></text:p>
      <text:p text:style-name="P2"><text:span text:style-name="Source_20_Text">git merge mediterranea</text:span></text:p>
      <text:p text:style-name="Quotations">✅ Si hay conflictos, Git te avisará. Solo edita los archivos afectados, guarda, añade con <text:span text:style-name="Source_20_Text">git add</text:span> y luego usa <text:span text:style-name="Source_20_Text">git commit</text:span>.</text:p>
      <text:p text:style-name="Horizontal_20_Line"/>
      <text:h text:style-name="Heading_20_3" text:outline-level="3">📘 Paso 5: Crear <text:span text:style-name="Source_20_Text">README.md</text:span> con enlaces a cada dieta</text:h>
      <text:p text:style-name="Preformatted_20_Text">bash</text:p>
      <text:p text:style-name="Preformatted_20_Text">CopiarEditar</text:p>
      <text:p text:style-name="P1"><text:span text:style-name="Source_20_Text">echo "# Recetario Saludable" &gt; README.md</text:span></text:p>
      <text:p text:style-name="P1"><text:span text:style-name="Source_20_Text">echo -e "\nEste recetario está organizado por estilo de vida:\n" &gt;&gt; README.md</text:span></text:p>
      <text:p text:style-name="P1"><text:span text:style-name="Source_20_Text">echo "- [Keto](recetas/keto.md)" &gt;&gt; README.md</text:span></text:p>
      <text:p text:style-name="P1"><text:span text:style-name="Source_20_Text">echo "- [Vegana](recetas/vegana.md)" &gt;&gt; README.md</text:span></text:p>
      <text:p text:style-name="P1"><text:span text:style-name="Source_20_Text">echo "- [Paleo](recetas/paleo.md)" &gt;&gt; README.md</text:span></text:p>
      <text:p text:style-name="P1"><text:span text:style-name="Source_20_Text">echo "- [Sin Gluten](recetas/sin-gluten.md)" &gt;&gt; README.md</text:span></text:p>
      <text:p text:style-name="P1"><text:span text:style-name="Source_20_Text">echo "- [Mediterránea](recetas/mediterranea.md)" &gt;&gt; README.md</text:span></text:p>
      <text:p text:style-name="P1"/>
      <text:p text:style-name="P1"><text:span text:style-name="Source_20_Text">git add README.md</text:span></text:p>
      <text:p text:style-name="P2"><text:span text:style-name="Source_20_Text">git commit -m "Agregar README con enlaces a cada tipo de dieta"</text:span></text:p>
      <text:p text:style-name="Horizontal_20_Line"/>
      <text:h text:style-name="Heading_20_3" text:outline-level="3">☁️ Paso 6: Subir el proyecto a GitHub</text:h>
      <text:list xml:id="list1439312109" text:style-name="L3">
        <text:list-item>
          <text:p text:style-name="P10">Crear el repositorio <text:span text:style-name="Strong_20_Emphasis">RecetarioSaludable</text:span> en GitHub (sin README).</text:p>
        </text:list-item>
        <text:list-item>
          <text:p text:style-name="P10">Luego en terminal:</text:p>
        </text:list-item>
      </text:list>
      <text:p text:style-name="Preformatted_20_Text">bash</text:p>
      <text:p text:style-name="Preformatted_20_Text">CopiarEditar</text:p>
      <text:p text:style-name="P1"><text:span text:style-name="Source_20_Text">git remote add origin https://github.com/TU_USUARIO/RecetarioSaludable.git</text:span></text:p>
      <text:p text:style-name="P1"><text:span text:style-name="Source_20_Text">git branch -M main</text:span></text:p>
      <text:p text:style-name="P2"><text:span text:style-name="Source_20_Text">git push -u origin main</text:span></text:p>
      <text:p text:style-name="Horizontal_20_Line"/>
      <text:p text:style-name="Text_20_body">¿Te gustaría que también prepare este paso a paso en un PDF descargable como en el ejercicio anterior?</text:p>
      <text:p text:style-name="Text_20_body">4o</text:p>
      <text:h text:style-name="Heading_20_5" text:outline-level="5">Dijiste:</text:h>
      <text:p text:style-name="Text_20_body">¿Te gustaría que también prepare este paso a paso en un PDF descargable como en el ejercicio anterior?</text:p>
      <text:p text:style-name="Text_20_body"><text:soft-page-break/>si, pero también me gustaría que me regalaras la informacion que tengo que agregar en los demas estilos de dieta y tambien agregame el paso a paso de lo que tengo que ir haciendo. </text:p>
      <text:h text:style-name="Heading_20_6" text:outline-level="6">ChatGPT dijo:</text:h>
      <text:p text:style-name="Text_20_body">Análisis con errores</text:p>
      <text:p text:style-name="Preformatted_20_Text">python</text:p>
      <text:p text:style-name="Preformatted_20_Text">Mostrar siempre los detalles</text:p>
      <text:p text:style-name="Preformatted_20_Text">Copiar</text:p>
      <text:p text:style-name="P1"><text:span text:style-name="Source_20_Text">from fpdf import FPDF</text:span></text:p>
      <text:p text:style-name="P1"/>
      <text:p text:style-name="P1"><text:span text:style-name="Source_20_Text"># Contenido detallado por estilo de vida</text:span></text:p>
      <text:p text:style-name="P1"><text:span text:style-name="Source_20_Text">contenido_estilos = {</text:span></text:p>
      <text:p text:style-name="P1"><text:span text:style-name="Source_20_Text"><text:s text:c="4"/>"Keto": [</text:span></text:p>
      <text:p text:style-name="P1"><text:span text:style-name="Source_20_Text"><text:s text:c="8"/>"# Recetas Keto",</text:span></text:p>
      <text:p text:style-name="P1"><text:span text:style-name="Source_20_Text"><text:s text:c="8"/>"La dieta keto se basa en una alta ingesta de grasas saludables y mínima de carbohidratos. "</text:span></text:p>
      <text:p text:style-name="P1"><text:span text:style-name="Source_20_Text"><text:s text:c="8"/>"Su objetivo es inducir la cetosis para quemar grasa como fuente principal de energía.",</text:span></text:p>
      <text:p text:style-name="P1"><text:span text:style-name="Source_20_Text"><text:s text:c="8"/>"## Recetas principales\n- Ensalada de aguacate con salmón\n- Pollo al curry keto\n- Pan cetogénico de almendra",</text:span></text:p>
      <text:p text:style-name="P1"><text:span text:style-name="Source_20_Text"><text:s text:c="8"/>"## Ingredientes recomendados\n- Aguacate\n- Aceite de coco\n- Nueces y semillas\n- Verduras de hoja verde",</text:span></text:p>
      <text:p text:style-name="P1"><text:span text:style-name="Source_20_Text"><text:s text:c="8"/>"## Consejos de preparación\nEvitar alimentos procesados. Cocinar con grasas naturales. Leer etiquetas de productos bajos en carbohidratos."</text:span></text:p>
      <text:p text:style-name="P1"><text:span text:style-name="Source_20_Text"><text:s text:c="4"/>],</text:span></text:p>
      <text:p text:style-name="P1"><text:span text:style-name="Source_20_Text"><text:s text:c="4"/>"Vegana": [</text:span></text:p>
      <text:p text:style-name="P1"><text:span text:style-name="Source_20_Text"><text:s text:c="8"/>"# Recetas Veganas",</text:span></text:p>
      <text:p text:style-name="P1"><text:span text:style-name="Source_20_Text"><text:s text:c="8"/>"La dieta vegana excluye todos los productos de origen animal. Se centra en alimentos de origen vegetal como frutas, verduras, legumbres, semillas y cereales.",</text:span></text:p>
      <text:p text:style-name="P1"><text:span text:style-name="Source_20_Text"><text:s text:c="8"/>"## Recetas principales\n- Curry de garbanzos\n- Tacos de jackfruit\n- Lasaña de berenjena vegana",</text:span></text:p>
      <text:p text:style-name="P1"><text:span text:style-name="Source_20_Text"><text:s text:c="8"/>"## Ingredientes recomendados\n- Tofu\n- Leches vegetales\n- Legumbres\n- Frutas y verduras frescas",</text:span></text:p>
      <text:p text:style-name="P1"><text:span text:style-name="Source_20_Text"><text:s text:c="8"/>"## Consejos de preparación\nEvitar alimentos ultraprocesados. Combinar proteínas vegetales para obtener aminoácidos completos."</text:span></text:p>
      <text:p text:style-name="P1"><text:span text:style-name="Source_20_Text"><text:s text:c="4"/>],</text:span></text:p>
      <text:p text:style-name="P1"><text:span text:style-name="Source_20_Text"><text:s text:c="4"/>"Paleo": [</text:span></text:p>
      <text:p text:style-name="P1"><text:span text:style-name="Source_20_Text"><text:s text:c="8"/>"# Recetas Paleo",</text:span></text:p>
      <text:p text:style-name="P1"><text:span text:style-name="Source_20_Text"><text:s text:c="8"/>"La dieta paleo imita la alimentación de los humanos del Paleolítico. Se basa en alimentos naturales sin procesar como carnes magras, frutas, verduras y frutos secos.",</text:span></text:p>
      <text:p text:style-name="P1"><text:span text:style-name="Source_20_Text"><text:s text:c="8"/>"## Recetas principales\n- Hamburguesas de carne con lechuga\n- Ensalada de pollo con aguacate\n- Omelette con espinaca y champiñones",</text:span></text:p>
      <text:p text:style-name="P1"><text:span text:style-name="Source_20_Text"><text:s text:c="8"/>"## Ingredientes recomendados\n- Carnes magras\n- Frutas frescas\n- Huevos\n- Aceites naturales",</text:span></text:p>
      <text:p text:style-name="P1"><text:span text:style-name="Source_20_Text"><text:s text:c="8"/>"## Consejos de preparación\nEvitar granos, lácteos y azúcares añadidos. Cocinar con métodos simples como al vapor, asado o a la parrilla."</text:span></text:p>
      <text:p text:style-name="P1"><text:span text:style-name="Source_20_Text"><text:s text:c="4"/>],</text:span></text:p>
      <text:p text:style-name="P1"><text:span text:style-name="Source_20_Text"><text:s text:c="4"/>"Sin Gluten": [</text:span></text:p>
      <text:p text:style-name="P1"><text:span text:style-name="Source_20_Text"><text:s text:c="8"/>"# Recetas Sin Gluten",</text:span></text:p>
      <text:p text:style-name="P1"><text:span text:style-name="Source_20_Text"><text:s text:c="8"/>"La dieta sin gluten excluye el trigo, la cebada, el centeno y otros cereales con gluten. Es esencial para personas con enfermedad celíaca o sensibilidad al gluten.",</text:span></text:p>
      <text:p text:style-name="P1"><text:span text:style-name="Source_20_Text"><text:s text:c="8"/>"## Recetas principales\n- Pan de almendra sin gluten\n- Pasta de arroz con vegetales\n- Muffins de avena sin gluten",</text:span></text:p>
      <text:p text:style-name="P1"><text:span text:style-name="Source_20_Text"><text:s text:c="8"/>"## Ingredientes recomendados\n- Harinas sin gluten (almendra, coco, arroz)\n- Verduras\n- Frutas\n- Pseudocereales como quinoa y amaranto",</text:span></text:p>
      <text:p text:style-name="P1"><text:soft-page-break/><text:span text:style-name="Source_20_Text"><text:s text:c="8"/>"## Consejos de preparación\nEvitar contaminación cruzada. Usar utensilios exclusivos para preparaciones sin gluten."</text:span></text:p>
      <text:p text:style-name="P1"><text:span text:style-name="Source_20_Text"><text:s text:c="4"/>],</text:span></text:p>
      <text:p text:style-name="P1"><text:span text:style-name="Source_20_Text"><text:s text:c="4"/>"Mediterránea": [</text:span></text:p>
      <text:p text:style-name="P1"><text:span text:style-name="Source_20_Text"><text:s text:c="8"/>"# Recetas Mediterráneas",</text:span></text:p>
      <text:p text:style-name="P1"><text:span text:style-name="Source_20_Text"><text:s text:c="8"/>"La dieta mediterránea promueve el consumo de alimentos frescos y locales: frutas, verduras, legumbres, aceite de oliva, pescados y granos integrales.",</text:span></text:p>
      <text:p text:style-name="P1"><text:span text:style-name="Source_20_Text"><text:s text:c="8"/>"## Recetas principales\n- Ensalada griega\n- Pescado al horno con hierbas\n- Hummus con pan de pita integral",</text:span></text:p>
      <text:p text:style-name="P1"><text:span text:style-name="Source_20_Text"><text:s text:c="8"/>"## Ingredientes recomendados\n- Aceite de oliva\n- Tomates\n- Pescado azul\n- Legumbres y hierbas frescas",</text:span></text:p>
      <text:p text:style-name="P1"><text:span text:style-name="Source_20_Text"><text:s text:c="8"/>"## Consejos de preparación\nUtilizar aceite de oliva como principal grasa. Priorizar cocciones simples como asado, vapor o hervido."</text:span></text:p>
      <text:p text:style-name="P1"><text:span text:style-name="Source_20_Text"><text:s text:c="4"/>]</text:span></text:p>
      <text:p text:style-name="P1"><text:span text:style-name="Source_20_Text">}</text:span></text:p>
      <text:p text:style-name="P1"/>
      <text:p text:style-name="P1"><text:span text:style-name="Source_20_Text"># Crear PDF con contenido y paso a paso</text:span></text:p>
      <text:p text:style-name="P1"><text:span text:style-name="Source_20_Text">pdf = FPDF()</text:span></text:p>
      <text:p text:style-name="P1"><text:span text:style-name="Source_20_Text">pdf.set_auto_page_break(auto=True, margin=15)</text:span></text:p>
      <text:p text:style-name="P1"><text:span text:style-name="Source_20_Text">pdf.add_page()</text:span></text:p>
      <text:p text:style-name="P1"><text:span text:style-name="Source_20_Text">pdf.set_font("Arial", 'B', 16)</text:span></text:p>
      <text:p text:style-name="P1"><text:span text:style-name="Source_20_Text">pdf.cell(200, 10, txt="Ejercicio 2: Recetario Saludable por Estilo de Vida", ln=True, align='C')</text:span></text:p>
      <text:p text:style-name="P1"><text:span text:style-name="Source_20_Text">pdf.ln(10)</text:span></text:p>
      <text:p text:style-name="P1"/>
      <text:p text:style-name="P1"><text:span text:style-name="Source_20_Text"># Paso a paso</text:span></text:p>
      <text:p text:style-name="P1"><text:span text:style-name="Source_20_Text">pasos = [</text:span></text:p>
      <text:p text:style-name="P1"><text:span text:style-name="Source_20_Text"><text:s text:c="4"/>("Paso 1: Crear estructura del proyecto", [</text:span></text:p>
      <text:p text:style-name="P1"><text:span text:style-name="Source_20_Text"><text:s text:c="8"/>"mkdir RecetarioSaludable",</text:span></text:p>
      <text:p text:style-name="P1"><text:span text:style-name="Source_20_Text"><text:s text:c="8"/>"cd RecetarioSaludable",</text:span></text:p>
      <text:p text:style-name="P1"><text:span text:style-name="Source_20_Text"><text:s text:c="8"/>"mkdir recetas",</text:span></text:p>
      <text:p text:style-name="P1"><text:span text:style-name="Source_20_Text"><text:s text:c="8"/>"git init"</text:span></text:p>
      <text:p text:style-name="P1"><text:span text:style-name="Source_20_Text"><text:s text:c="4"/>]),</text:span></text:p>
      <text:p text:style-name="P1"><text:span text:style-name="Source_20_Text"><text:s text:c="4"/>("Paso 2: Crear ramas por estilo de vida", [</text:span></text:p>
      <text:p text:style-name="P1"><text:span text:style-name="Source_20_Text"><text:s text:c="8"/>"git checkout -b keto",</text:span></text:p>
      <text:p text:style-name="P1"><text:span text:style-name="Source_20_Text"><text:s text:c="8"/>"git checkout main",</text:span></text:p>
      <text:p text:style-name="P1"><text:span text:style-name="Source_20_Text"><text:s text:c="8"/>"git checkout -b vegana",</text:span></text:p>
      <text:p text:style-name="P1"><text:span text:style-name="Source_20_Text"><text:s text:c="8"/>"git checkout main",</text:span></text:p>
      <text:p text:style-name="P1"><text:span text:style-name="Source_20_Text"><text:s text:c="8"/>"git checkout -b paleo",</text:span></text:p>
      <text:p text:style-name="P1"><text:span text:style-name="Source_20_Text"><text:s text:c="8"/>"git checkout main",</text:span></text:p>
      <text:p text:style-name="P1"><text:span text:style-name="Source_20_Text"><text:s text:c="8"/>"git checkout -b sin-gluten",</text:span></text:p>
      <text:p text:style-name="P1"><text:span text:style-name="Source_20_Text"><text:s text:c="8"/>"git checkout main",</text:span></text:p>
      <text:p text:style-name="P1"><text:span text:style-name="Source_20_Text"><text:s text:c="8"/>"git checkout -b mediterranea"</text:span></text:p>
      <text:p text:style-name="P1"><text:span text:style-name="Source_20_Text"><text:s text:c="4"/>]),</text:span></text:p>
      <text:p text:style-name="P1"><text:span text:style-name="Source_20_Text"><text:s text:c="4"/>("Paso 3: En cada rama, crear archivo y hacer 5 commits", [</text:span></text:p>
      <text:p text:style-name="P1"><text:span text:style-name="Source_20_Text"><text:s text:c="8"/>"1. Título del documento",</text:span></text:p>
      <text:p text:style-name="P1"><text:span text:style-name="Source_20_Text"><text:s text:c="8"/>"2. Introducción y fundamentos del estilo",</text:span></text:p>
      <text:p text:style-name="P1"><text:span text:style-name="Source_20_Text"><text:s text:c="8"/>"3. Recetas principales",</text:span></text:p>
      <text:p text:style-name="P1"><text:span text:style-name="Source_20_Text"><text:s text:c="8"/>"4. Recomendaciones de ingredientes",</text:span></text:p>
      <text:p text:style-name="P1"><text:span text:style-name="Source_20_Text"><text:s text:c="8"/>"5. Consejos de preparación"</text:span></text:p>
      <text:p text:style-name="P1"><text:span text:style-name="Source_20_Text"><text:s text:c="4"/>]),</text:span></text:p>
      <text:p text:style-name="P1"><text:span text:style-name="Source_20_Text"><text:s text:c="4"/>("Paso 4: Fusionar ramas con main", [</text:span></text:p>
      <text:p text:style-name="P1"><text:span text:style-name="Source_20_Text"><text:s text:c="8"/>"git checkout main",</text:span></text:p>
      <text:p text:style-name="P1"><text:span text:style-name="Source_20_Text"><text:s text:c="8"/>"git merge keto",</text:span></text:p>
      <text:p text:style-name="P1"><text:span text:style-name="Source_20_Text"><text:s text:c="8"/>"git merge vegana",</text:span></text:p>
      <text:p text:style-name="P1"><text:span text:style-name="Source_20_Text"><text:s text:c="8"/>"git merge paleo",</text:span></text:p>
      <text:p text:style-name="P1"><text:span text:style-name="Source_20_Text"><text:s text:c="8"/>"git merge sin-gluten",</text:span></text:p>
      <text:p text:style-name="P1"><text:span text:style-name="Source_20_Text"><text:s text:c="8"/>"git merge mediterranea"</text:span></text:p>
      <text:p text:style-name="P1"><text:span text:style-name="Source_20_Text"><text:s text:c="4"/>]),</text:span></text:p>
      <text:p text:style-name="P1"><text:soft-page-break/><text:span text:style-name="Source_20_Text"><text:s text:c="4"/>("Paso 5: Crear README con enlaces", [</text:span></text:p>
      <text:p text:style-name="P1"><text:span text:style-name="Source_20_Text"><text:s text:c="8"/>"echo \"# Recetario Saludable\" &gt; README.md",</text:span></text:p>
      <text:p text:style-name="P1"><text:span text:style-name="Source_20_Text"><text:s text:c="8"/>"echo \"- [Keto](recetas/keto.md)\" &gt;&gt; README.md",</text:span></text:p>
      <text:p text:style-name="P1"><text:span text:style-name="Source_20_Text"><text:s text:c="8"/>"echo \"- [Vegana](recetas/vegana.md)\" &gt;&gt; README.md",</text:span></text:p>
      <text:p text:style-name="P1"><text:span text:style-name="Source_20_Text"><text:s text:c="8"/>"echo \"- [Paleo](recetas/paleo.md)\" &gt;&gt; README.md",</text:span></text:p>
      <text:p text:style-name="P1"><text:span text:style-name="Source_20_Text"><text:s text:c="8"/>"echo \"- [Sin Gluten](recetas/sin-gluten.md)\" &gt;&gt; README.md",</text:span></text:p>
      <text:p text:style-name="P1"><text:span text:style-name="Source_20_Text"><text:s text:c="8"/>"echo \"- [Mediterránea](recetas/mediterranea.md)\" &gt;&gt; README.md",</text:span></text:p>
      <text:p text:style-name="P1"><text:span text:style-name="Source_20_Text"><text:s text:c="8"/>"git add README.md",</text:span></text:p>
      <text:p text:style-name="P1"><text:span text:style-name="Source_20_Text"><text:s text:c="8"/>"git commit -m \"Agregar README con enlaces\""</text:span></text:p>
      <text:p text:style-name="P1"><text:span text:style-name="Source_20_Text"><text:s text:c="4"/>]),</text:span></text:p>
      <text:p text:style-name="P1"><text:span text:style-name="Source_20_Text"><text:s text:c="4"/>("Paso 6: Subir a GitHub", [</text:span></text:p>
      <text:p text:style-name="P1"><text:span text:style-name="Source_20_Text"><text:s text:c="8"/>"git remote add origin https://github.com/TU_USUARIO/RecetarioSaludable.git",</text:span></text:p>
      <text:p text:style-name="P1"><text:span text:style-name="Source_20_Text"><text:s text:c="8"/>"git branch -M main",</text:span></text:p>
      <text:p text:style-name="P1"><text:span text:style-name="Source_20_Text"><text:s text:c="8"/>"git push -u origin main"</text:span></text:p>
      <text:p text:style-name="P1"><text:span text:style-name="Source_20_Text"><text:s text:c="4"/>])</text:span></text:p>
      <text:p text:style-name="P1"><text:span text:style-name="Source_20_Text">]</text:span></text:p>
      <text:p text:style-name="P1"/>
      <text:p text:style-name="P1"><text:span text:style-name="Source_20_Text">pdf.set_font("Arial", size=12)</text:span></text:p>
      <text:p text:style-name="P1"><text:span text:style-name="Source_20_Text">for titulo, comandos in pasos:</text:span></text:p>
      <text:p text:style-name="P1"><text:span text:style-name="Source_20_Text"><text:s text:c="4"/>pdf.set_font("Arial", 'B', 14)</text:span></text:p>
      <text:p text:style-name="P1"><text:span text:style-name="Source_20_Text"><text:s text:c="4"/>pdf.cell(200, 10, txt=titulo, ln=True)</text:span></text:p>
      <text:p text:style-name="P1"><text:span text:style-name="Source_20_Text"><text:s text:c="4"/>pdf.set_font("Arial", size=12)</text:span></text:p>
      <text:p text:style-name="P1"><text:span text:style-name="Source_20_Text"><text:s text:c="4"/>for comando in comandos:</text:span></text:p>
      <text:p text:style-name="P1"><text:span text:style-name="Source_20_Text"><text:s text:c="8"/>pdf.multi_cell(0, 10, f"$ {comando}")</text:span></text:p>
      <text:p text:style-name="P1"><text:span text:style-name="Source_20_Text"><text:s text:c="4"/>pdf.ln(5)</text:span></text:p>
      <text:p text:style-name="P1"/>
      <text:p text:style-name="P1"><text:span text:style-name="Source_20_Text"># Agregar contenido por estilo de vida</text:span></text:p>
      <text:p text:style-name="P1"><text:span text:style-name="Source_20_Text">for estilo, secciones in contenido_estilos.items():</text:span></text:p>
      <text:p text:style-name="P1"><text:span text:style-name="Source_20_Text"><text:s text:c="4"/>pdf.add_page()</text:span></text:p>
      <text:p text:style-name="P1"><text:span text:style-name="Source_20_Text"><text:s text:c="4"/>pdf.set_font("Arial", 'B', 14)</text:span></text:p>
      <text:p text:style-name="P1"><text:span text:style-name="Source_20_Text"><text:s text:c="4"/>pdf.cell(200, 10, txt=estilo, ln=True, align='L')</text:span></text:p>
      <text:p text:style-name="P1"><text:span text:style-name="Source_20_Text"><text:s text:c="4"/>pdf.ln(4)</text:span></text:p>
      <text:p text:style-name="P1"><text:span text:style-name="Source_20_Text"><text:s text:c="4"/>pdf.set_font("Arial", size=12)</text:span></text:p>
      <text:p text:style-name="P1"><text:span text:style-name="Source_20_Text"><text:s text:c="4"/>for linea in secciones:</text:span></text:p>
      <text:p text:style-name="P1"><text:span text:style-name="Source_20_Text"><text:s text:c="8"/>for sublinea in linea.split('\n'):</text:span></text:p>
      <text:p text:style-name="P1"><text:span text:style-name="Source_20_Text"><text:s text:c="12"/>pdf.multi_cell(0, 10, sublinea)</text:span></text:p>
      <text:p text:style-name="P1"><text:span text:style-name="Source_20_Text"><text:s text:c="4"/>pdf.ln(5)</text:span></text:p>
      <text:p text:style-name="P1"/>
      <text:p text:style-name="P1"><text:span text:style-name="Source_20_Text"># Guardar el PDF</text:span></text:p>
      <text:p text:style-name="P1"><text:span text:style-name="Source_20_Text">output_path = "/mnt/data/RecetarioSaludable_PasoAPaso.pdf"</text:span></text:p>
      <text:p text:style-name="P1"><text:span text:style-name="Source_20_Text">pdf.output(output_path)</text:span></text:p>
      <text:p text:style-name="P1"/>
      <text:p text:style-name="P2"><text:span text:style-name="Source_20_Text">output_path</text:span></text:p>
      <text:p text:style-name="Text_20_body">Análisis con errores</text:p>
      <text:p text:style-name="Preformatted_20_Text">python</text:p>
      <text:p text:style-name="Preformatted_20_Text">Mostrar siempre los detalles</text:p>
      <text:p text:style-name="Preformatted_20_Text">Copiar</text:p>
      <text:p text:style-name="P1"><text:span text:style-name="Source_20_Text">from fpdf import FPDF</text:span></text:p>
      <text:p text:style-name="P1"/>
      <text:p text:style-name="P1"><text:span text:style-name="Source_20_Text"># Contenido detallado por estilo de vida</text:span></text:p>
      <text:p text:style-name="P1"><text:span text:style-name="Source_20_Text">contenido_estilos = {</text:span></text:p>
      <text:p text:style-name="P1"><text:span text:style-name="Source_20_Text"><text:s text:c="4"/>"Keto": [</text:span></text:p>
      <text:p text:style-name="P1"><text:span text:style-name="Source_20_Text"><text:s text:c="8"/>"# Recetas Keto",</text:span></text:p>
      <text:p text:style-name="P1"><text:span text:style-name="Source_20_Text"><text:s text:c="8"/>"La dieta keto se basa en una alta ingesta de grasas saludables y mínima de carbohidratos. "</text:span></text:p>
      <text:p text:style-name="P1"><text:soft-page-break/><text:span text:style-name="Source_20_Text"><text:s text:c="8"/>"Su objetivo es inducir la cetosis para quemar grasa como fuente principal de energía.",</text:span></text:p>
      <text:p text:style-name="P1"><text:span text:style-name="Source_20_Text"><text:s text:c="8"/>"## Recetas principales\n- Ensalada de aguacate con salmón\n- Pollo al curry keto\n- Pan cetogénico de almendra",</text:span></text:p>
      <text:p text:style-name="P1"><text:span text:style-name="Source_20_Text"><text:s text:c="8"/>"## Ingredientes recomendados\n- Aguacate\n- Aceite de coco\n- Nueces y semillas\n- Verduras de hoja verde",</text:span></text:p>
      <text:p text:style-name="P1"><text:span text:style-name="Source_20_Text"><text:s text:c="8"/>"## Consejos de preparación\nEvitar alimentos procesados. Cocinar con grasas naturales. Leer etiquetas de productos bajos en carbohidratos."</text:span></text:p>
      <text:p text:style-name="P1"><text:span text:style-name="Source_20_Text"><text:s text:c="4"/>],</text:span></text:p>
      <text:p text:style-name="P1"><text:span text:style-name="Source_20_Text"><text:s text:c="4"/>"Vegana": [</text:span></text:p>
      <text:p text:style-name="P1"><text:span text:style-name="Source_20_Text"><text:s text:c="8"/>"# Recetas Veganas",</text:span></text:p>
      <text:p text:style-name="P1"><text:span text:style-name="Source_20_Text"><text:s text:c="8"/>"La dieta vegana excluye todos los productos de origen animal. Se centra en alimentos de origen vegetal como frutas, verduras, legumbres, semillas y cereales.",</text:span></text:p>
      <text:p text:style-name="P1"><text:span text:style-name="Source_20_Text"><text:s text:c="8"/>"## Recetas principales\n- Curry de garbanzos\n- Tacos de jackfruit\n- Lasaña de berenjena vegana",</text:span></text:p>
      <text:p text:style-name="P1"><text:span text:style-name="Source_20_Text"><text:s text:c="8"/>"## Ingredientes recomendados\n- Tofu\n- Leches vegetales\n- Legumbres\n- Frutas y verduras frescas",</text:span></text:p>
      <text:p text:style-name="P1"><text:span text:style-name="Source_20_Text"><text:s text:c="8"/>"## Consejos de preparación\nEvitar alimentos ultraprocesados. Combinar proteínas vegetales para obtener aminoácidos completos."</text:span></text:p>
      <text:p text:style-name="P1"><text:span text:style-name="Source_20_Text"><text:s text:c="4"/>],</text:span></text:p>
      <text:p text:style-name="P1"><text:span text:style-name="Source_20_Text"><text:s text:c="4"/>"Paleo": [</text:span></text:p>
      <text:p text:style-name="P1"><text:span text:style-name="Source_20_Text"><text:s text:c="8"/>"# Recetas Paleo",</text:span></text:p>
      <text:p text:style-name="P1"><text:span text:style-name="Source_20_Text"><text:s text:c="8"/>"La dieta paleo imita la alimentación de los humanos del Paleolítico. Se basa en alimentos naturales sin procesar como carnes magras, frutas, verduras y frutos secos.",</text:span></text:p>
      <text:p text:style-name="P1"><text:span text:style-name="Source_20_Text"><text:s text:c="8"/>"## Recetas principales\n- Hamburguesas de carne con lechuga\n- Ensalada de pollo con aguacate\n- Omelette con espinaca y champiñones",</text:span></text:p>
      <text:p text:style-name="P1"><text:span text:style-name="Source_20_Text"><text:s text:c="8"/>"## Ingredientes recomendados\n- Carnes magras\n- Frutas frescas\n- Huevos\n- Aceites naturales",</text:span></text:p>
      <text:p text:style-name="P1"><text:span text:style-name="Source_20_Text"><text:s text:c="8"/>"## Consejos de preparación\nEvitar granos, lácteos y azúcares añadidos. Cocinar con métodos simples como al vapor, asado o a la parrilla."</text:span></text:p>
      <text:p text:style-name="P1"><text:span text:style-name="Source_20_Text"><text:s text:c="4"/>],</text:span></text:p>
      <text:p text:style-name="P1"><text:span text:style-name="Source_20_Text"><text:s text:c="4"/>"Sin Gluten": [</text:span></text:p>
      <text:p text:style-name="P1"><text:span text:style-name="Source_20_Text"><text:s text:c="8"/>"# Recetas Sin Gluten",</text:span></text:p>
      <text:p text:style-name="P1"><text:span text:style-name="Source_20_Text"><text:s text:c="8"/>"La dieta sin gluten excluye el trigo, la cebada, el centeno y otros cereales con gluten. Es esencial para personas con enfermedad celíaca o sensibilidad al gluten.",</text:span></text:p>
      <text:p text:style-name="P1"><text:span text:style-name="Source_20_Text"><text:s text:c="8"/>"## Recetas principales\n- Pan de almendra sin gluten\n- Pasta de arroz con vegetales\n- Muffins de avena sin gluten",</text:span></text:p>
      <text:p text:style-name="P1"><text:span text:style-name="Source_20_Text"><text:s text:c="8"/>"## Ingredientes recomendados\n- Harinas sin gluten (almendra, coco, arroz)\n- Verduras\n- Frutas\n- Pseudocereales como quinoa y amaranto",</text:span></text:p>
      <text:p text:style-name="P1"><text:span text:style-name="Source_20_Text"><text:s text:c="8"/>"## Consejos de preparación\nEvitar contaminación cruzada. Usar utensilios exclusivos para preparaciones sin gluten."</text:span></text:p>
      <text:p text:style-name="P1"><text:span text:style-name="Source_20_Text"><text:s text:c="4"/>],</text:span></text:p>
      <text:p text:style-name="P1"><text:span text:style-name="Source_20_Text"><text:s text:c="4"/>"Mediterránea": [</text:span></text:p>
      <text:p text:style-name="P1"><text:span text:style-name="Source_20_Text"><text:s text:c="8"/>"# Recetas Mediterráneas",</text:span></text:p>
      <text:p text:style-name="P1"><text:span text:style-name="Source_20_Text"><text:s text:c="8"/>"La dieta mediterránea promueve el consumo de alimentos frescos y locales: frutas, verduras, legumbres, aceite de oliva, pescados y granos integrales.",</text:span></text:p>
      <text:p text:style-name="P1"><text:span text:style-name="Source_20_Text"><text:s text:c="8"/>"## Recetas principales\n- Ensalada griega\n- Pescado al horno con hierbas\n- Hummus con pan de pita integral",</text:span></text:p>
      <text:p text:style-name="P1"><text:span text:style-name="Source_20_Text"><text:s text:c="8"/>"## Ingredientes recomendados\n- Aceite de oliva\n- Tomates\n- Pescado azul\n- Legumbres y hierbas frescas",</text:span></text:p>
      <text:p text:style-name="P1"><text:span text:style-name="Source_20_Text"><text:s text:c="8"/>"## Consejos de preparación\nUtilizar aceite de oliva como principal grasa. Priorizar cocciones simples como asado, vapor o hervido."</text:span></text:p>
      <text:p text:style-name="P1"><text:span text:style-name="Source_20_Text"><text:s text:c="4"/>]</text:span></text:p>
      <text:p text:style-name="P1"><text:span text:style-name="Source_20_Text">}</text:span></text:p>
      <text:p text:style-name="P1"/>
      <text:p text:style-name="P1"><text:span text:style-name="Source_20_Text"># Crear PDF con contenido y paso a paso</text:span></text:p>
      <text:p text:style-name="P1"><text:soft-page-break/><text:span text:style-name="Source_20_Text">pdf = FPDF()</text:span></text:p>
      <text:p text:style-name="P1"><text:span text:style-name="Source_20_Text">pdf.set_auto_page_break(auto=True, margin=15)</text:span></text:p>
      <text:p text:style-name="P1"><text:span text:style-name="Source_20_Text">pdf.add_page()</text:span></text:p>
      <text:p text:style-name="P1"><text:span text:style-name="Source_20_Text">pdf.set_font("Arial", 'B', 16)</text:span></text:p>
      <text:p text:style-name="P1"><text:span text:style-name="Source_20_Text">pdf.cell(200, 10, txt="Ejercicio 2: Recetario Saludable por Estilo de Vida", ln=True, align='C')</text:span></text:p>
      <text:p text:style-name="P1"><text:span text:style-name="Source_20_Text">pdf.ln(10)</text:span></text:p>
      <text:p text:style-name="P1"/>
      <text:p text:style-name="P1"><text:span text:style-name="Source_20_Text"># Paso a paso</text:span></text:p>
      <text:p text:style-name="P1"><text:span text:style-name="Source_20_Text">pasos = [</text:span></text:p>
      <text:p text:style-name="P1"><text:span text:style-name="Source_20_Text"><text:s text:c="4"/>("Paso 1: Crear estructura del proyecto", [</text:span></text:p>
      <text:p text:style-name="P1"><text:span text:style-name="Source_20_Text"><text:s text:c="8"/>"mkdir RecetarioSaludable",</text:span></text:p>
      <text:p text:style-name="P1"><text:span text:style-name="Source_20_Text"><text:s text:c="8"/>"cd RecetarioSaludable",</text:span></text:p>
      <text:p text:style-name="P1"><text:span text:style-name="Source_20_Text"><text:s text:c="8"/>"mkdir recetas",</text:span></text:p>
      <text:p text:style-name="P1"><text:span text:style-name="Source_20_Text"><text:s text:c="8"/>"git init"</text:span></text:p>
      <text:p text:style-name="P1"><text:span text:style-name="Source_20_Text"><text:s text:c="4"/>]),</text:span></text:p>
      <text:p text:style-name="P1"><text:span text:style-name="Source_20_Text"><text:s text:c="4"/>("Paso 2: Crear ramas por estilo de vida", [</text:span></text:p>
      <text:p text:style-name="P1"><text:span text:style-name="Source_20_Text"><text:s text:c="8"/>"git checkout -b keto",</text:span></text:p>
      <text:p text:style-name="P1"><text:span text:style-name="Source_20_Text"><text:s text:c="8"/>"git checkout main",</text:span></text:p>
      <text:p text:style-name="P1"><text:span text:style-name="Source_20_Text"><text:s text:c="8"/>"git checkout -b vegana",</text:span></text:p>
      <text:p text:style-name="P1"><text:span text:style-name="Source_20_Text"><text:s text:c="8"/>"git checkout main",</text:span></text:p>
      <text:p text:style-name="P1"><text:span text:style-name="Source_20_Text"><text:s text:c="8"/>"git checkout -b paleo",</text:span></text:p>
      <text:p text:style-name="P1"><text:span text:style-name="Source_20_Text"><text:s text:c="8"/>"git checkout main",</text:span></text:p>
      <text:p text:style-name="P1"><text:span text:style-name="Source_20_Text"><text:s text:c="8"/>"git checkout -b sin-gluten",</text:span></text:p>
      <text:p text:style-name="P1"><text:span text:style-name="Source_20_Text"><text:s text:c="8"/>"git checkout main",</text:span></text:p>
      <text:p text:style-name="P1"><text:span text:style-name="Source_20_Text"><text:s text:c="8"/>"git checkout -b mediterranea"</text:span></text:p>
      <text:p text:style-name="P1"><text:span text:style-name="Source_20_Text"><text:s text:c="4"/>]),</text:span></text:p>
      <text:p text:style-name="P1"><text:span text:style-name="Source_20_Text"><text:s text:c="4"/>("Paso 3: En cada rama, crear archivo y hacer 5 commits", [</text:span></text:p>
      <text:p text:style-name="P1"><text:span text:style-name="Source_20_Text"><text:s text:c="8"/>"1. Título del documento",</text:span></text:p>
      <text:p text:style-name="P1"><text:span text:style-name="Source_20_Text"><text:s text:c="8"/>"2. Introducción y fundamentos del estilo",</text:span></text:p>
      <text:p text:style-name="P1"><text:span text:style-name="Source_20_Text"><text:s text:c="8"/>"3. Recetas principales",</text:span></text:p>
      <text:p text:style-name="P1"><text:span text:style-name="Source_20_Text"><text:s text:c="8"/>"4. Recomendaciones de ingredientes",</text:span></text:p>
      <text:p text:style-name="P1"><text:span text:style-name="Source_20_Text"><text:s text:c="8"/>"5. Consejos de preparación"</text:span></text:p>
      <text:p text:style-name="P1"><text:span text:style-name="Source_20_Text"><text:s text:c="4"/>]),</text:span></text:p>
      <text:p text:style-name="P1"><text:span text:style-name="Source_20_Text"><text:s text:c="4"/>("Paso 4: Fusionar ramas con main", [</text:span></text:p>
      <text:p text:style-name="P1"><text:span text:style-name="Source_20_Text"><text:s text:c="8"/>"git checkout main",</text:span></text:p>
      <text:p text:style-name="P1"><text:span text:style-name="Source_20_Text"><text:s text:c="8"/>"git merge keto",</text:span></text:p>
      <text:p text:style-name="P1"><text:span text:style-name="Source_20_Text"><text:s text:c="8"/>"git merge vegana",</text:span></text:p>
      <text:p text:style-name="P1"><text:span text:style-name="Source_20_Text"><text:s text:c="8"/>"git merge paleo",</text:span></text:p>
      <text:p text:style-name="P1"><text:span text:style-name="Source_20_Text"><text:s text:c="8"/>"git merge sin-gluten",</text:span></text:p>
      <text:p text:style-name="P1"><text:span text:style-name="Source_20_Text"><text:s text:c="8"/>"git merge mediterranea"</text:span></text:p>
      <text:p text:style-name="P1"><text:span text:style-name="Source_20_Text"><text:s text:c="4"/>]),</text:span></text:p>
      <text:p text:style-name="P1"><text:span text:style-name="Source_20_Text"><text:s text:c="4"/>("Paso 5: Crear README con enlaces", [</text:span></text:p>
      <text:p text:style-name="P1"><text:span text:style-name="Source_20_Text"><text:s text:c="8"/>"echo \"# Recetario Saludable\" &gt; README.md",</text:span></text:p>
      <text:p text:style-name="P1"><text:span text:style-name="Source_20_Text"><text:s text:c="8"/>"echo \"- [Keto](recetas/keto.md)\" &gt;&gt; README.md",</text:span></text:p>
      <text:p text:style-name="P1"><text:span text:style-name="Source_20_Text"><text:s text:c="8"/>"echo \"- [Vegana](recetas/vegana.md)\" &gt;&gt; README.md",</text:span></text:p>
      <text:p text:style-name="P1"><text:span text:style-name="Source_20_Text"><text:s text:c="8"/>"echo \"- [Paleo](recetas/paleo.md)\" &gt;&gt; README.md",</text:span></text:p>
      <text:p text:style-name="P1"><text:span text:style-name="Source_20_Text"><text:s text:c="8"/>"echo \"- [Sin Gluten](recetas/sin-gluten.md)\" &gt;&gt; README.md",</text:span></text:p>
      <text:p text:style-name="P1"><text:span text:style-name="Source_20_Text"><text:s text:c="8"/>"echo \"- [Mediterránea](recetas/mediterranea.md)\" &gt;&gt; README.md",</text:span></text:p>
      <text:p text:style-name="P1"><text:span text:style-name="Source_20_Text"><text:s text:c="8"/>"git add README.md",</text:span></text:p>
      <text:p text:style-name="P1"><text:span text:style-name="Source_20_Text"><text:s text:c="8"/>"git commit -m \"Agregar README con enlaces\""</text:span></text:p>
      <text:p text:style-name="P1"><text:span text:style-name="Source_20_Text"><text:s text:c="4"/>]),</text:span></text:p>
      <text:p text:style-name="P1"><text:span text:style-name="Source_20_Text"><text:s text:c="4"/>("Paso 6: Subir a GitHub", [</text:span></text:p>
      <text:p text:style-name="P1"><text:span text:style-name="Source_20_Text"><text:s text:c="8"/>"git remote add origin https://github.com/TU_USUARIO/RecetarioSaludable.git",</text:span></text:p>
      <text:p text:style-name="P1"><text:span text:style-name="Source_20_Text"><text:s text:c="8"/>"git branch -M main",</text:span></text:p>
      <text:p text:style-name="P1"><text:span text:style-name="Source_20_Text"><text:s text:c="8"/>"git push -u origin main"</text:span></text:p>
      <text:p text:style-name="P1"><text:span text:style-name="Source_20_Text"><text:s text:c="4"/>])</text:span></text:p>
      <text:p text:style-name="P1"><text:span text:style-name="Source_20_Text">]</text:span></text:p>
      <text:p text:style-name="P1"><text:soft-page-break/></text:p>
      <text:p text:style-name="P1"><text:span text:style-name="Source_20_Text">pdf.set_font("Arial", size=12)</text:span></text:p>
      <text:p text:style-name="P1"><text:span text:style-name="Source_20_Text">for titulo, comandos in pasos:</text:span></text:p>
      <text:p text:style-name="P1"><text:span text:style-name="Source_20_Text"><text:s text:c="4"/>pdf.set_font("Arial", 'B', 14)</text:span></text:p>
      <text:p text:style-name="P1"><text:span text:style-name="Source_20_Text"><text:s text:c="4"/>pdf.cell(200, 10, txt=titulo, ln=True)</text:span></text:p>
      <text:p text:style-name="P1"><text:span text:style-name="Source_20_Text"><text:s text:c="4"/>pdf.set_font("Arial", size=12)</text:span></text:p>
      <text:p text:style-name="P1"><text:span text:style-name="Source_20_Text"><text:s text:c="4"/>for comando in comandos:</text:span></text:p>
      <text:p text:style-name="P1"><text:span text:style-name="Source_20_Text"><text:s text:c="8"/>pdf.multi_cell(0, 10, f"$ {comando}")</text:span></text:p>
      <text:p text:style-name="P1"><text:span text:style-name="Source_20_Text"><text:s text:c="4"/>pdf.ln(5)</text:span></text:p>
      <text:p text:style-name="P1"/>
      <text:p text:style-name="P1"><text:span text:style-name="Source_20_Text"># Agregar contenido por estilo de vida</text:span></text:p>
      <text:p text:style-name="P1"><text:span text:style-name="Source_20_Text">for estilo, secciones in contenido_estilos.items():</text:span></text:p>
      <text:p text:style-name="P1"><text:span text:style-name="Source_20_Text"><text:s text:c="4"/>pdf.add_page()</text:span></text:p>
      <text:p text:style-name="P1"><text:span text:style-name="Source_20_Text"><text:s text:c="4"/>pdf.set_font("Arial", 'B', 14)</text:span></text:p>
      <text:p text:style-name="P1"><text:span text:style-name="Source_20_Text"><text:s text:c="4"/>pdf.cell(200, 10, txt=estilo, ln=True, align='L')</text:span></text:p>
      <text:p text:style-name="P1"><text:span text:style-name="Source_20_Text"><text:s text:c="4"/>pdf.ln(4)</text:span></text:p>
      <text:p text:style-name="P1"><text:span text:style-name="Source_20_Text"><text:s text:c="4"/>pdf.set_font("Arial", size=12)</text:span></text:p>
      <text:p text:style-name="P1"><text:span text:style-name="Source_20_Text"><text:s text:c="4"/>for linea in secciones:</text:span></text:p>
      <text:p text:style-name="P1"><text:span text:style-name="Source_20_Text"><text:s text:c="8"/>for sublinea in linea.split('\n'):</text:span></text:p>
      <text:p text:style-name="P1"><text:span text:style-name="Source_20_Text"><text:s text:c="12"/>pdf.multi_cell(0, 10, sublinea)</text:span></text:p>
      <text:p text:style-name="P1"><text:span text:style-name="Source_20_Text"><text:s text:c="4"/>pdf.ln(5)</text:span></text:p>
      <text:p text:style-name="P1"/>
      <text:p text:style-name="P1"><text:span text:style-name="Source_20_Text"># Guardar el PDF</text:span></text:p>
      <text:p text:style-name="P1"><text:span text:style-name="Source_20_Text">output_path = "/mnt/data/RecetarioSaludable_PasoAPaso.pdf"</text:span></text:p>
      <text:p text:style-name="P1"><text:span text:style-name="Source_20_Text">pdf.output(output_path)</text:span></text:p>
      <text:p text:style-name="P1"/>
      <text:p text:style-name="P2"><text:span text:style-name="Source_20_Text">output_path</text:span></text:p>
      <text:p text:style-name="Text_20_body">Parece que no puedo realizar análisis de datos ni generar archivos en este momento. Por favor, intenta nuevamente más tarde.</text:p>
      <text:p text:style-name="Text_20_body">Mientras tanto, si lo deseas, puedo mostrarte directamente el paso a paso completo y el contenido de las recetas por estilo de vida en este mismo chat para que puedas copiarlo o guardarlo como prefieras. ¿Te gustaría que lo hiciera así? </text:p>
      <text:p text:style-name="Text_20_body">4o</text:p>
      <text:h text:style-name="Heading_20_5" text:outline-level="5">Dijiste:</text:h>
      <text:p text:style-name="Text_20_body">✅ Ejercicio 3: Mini Guía de Técnicas Culinarias Objetivo: Documentar distintas técnicas culinarias básicas y avanzadas. Técnicas (ramas): Cocción al vapor, Salteado, Horneado, Fermentación, Sous-vide. Instrucciones: 1. Crea la carpeta tecnicas/ dentro del proyecto GuiaTecnicasCocina. 2. Crea una rama por cada técnica. 3. En cada rama: - Crea un archivo .md nombrado según la técnica. - Realiza al menos 5 commits: 1. Nombre de la técnica y definición. 2. Herramientas necesarias. 3. Pasos para aplicarla. 4. Ejemplos de platos. 5. Precauciones y recomendaciones. 4. Fusiona cada rama en main. 5. En README.md, incluye un índice con enlaces a las técnicas.</text:p>
      <text:h text:style-name="Heading_20_6" text:outline-level="6">ChatGPT dijo:</text:h>
      <text:p text:style-name="Text_20_body">Aquí tienes el <text:span text:style-name="Strong_20_Emphasis">paso a paso completo</text:span> para resolver el <text:span text:style-name="Strong_20_Emphasis">Ejercicio 3: Mini Guía de Técnicas Culinarias</text:span>, incluyendo comandos de Git y el <text:span text:style-name="Strong_20_Emphasis">contenido base</text:span> que puedes usar para cada técnica. Esto te servirá tanto como guía práctica como referencia de contenido.</text:p>
      <text:p text:style-name="Horizontal_20_Line"/>
      <text:h text:style-name="Heading_20_2" text:outline-level="2"><text:soft-page-break/>✅ PASO A PASO PARA EL EJERCICIO</text:h>
      <text:h text:style-name="Heading_20_3" text:outline-level="3">🔹 Paso 1: Crear el repositorio y la estructura del proyecto</text:h>
      <text:p text:style-name="Preformatted_20_Text">bash</text:p>
      <text:p text:style-name="Preformatted_20_Text">CopiarEditar</text:p>
      <text:p text:style-name="P1"><text:span text:style-name="Source_20_Text">mkdir GuiaTecnicasCocina</text:span></text:p>
      <text:p text:style-name="P1"><text:span text:style-name="Source_20_Text">cd GuiaTecnicasCocina</text:span></text:p>
      <text:p text:style-name="P1"><text:span text:style-name="Source_20_Text">mkdir tecnicas</text:span></text:p>
      <text:p text:style-name="P2"><text:span text:style-name="Source_20_Text">git init</text:span></text:p>
      <text:p text:style-name="Horizontal_20_Line"/>
      <text:h text:style-name="Heading_20_3" text:outline-level="3">🔹 Paso 2: Crear ramas para cada técnica</text:h>
      <text:p text:style-name="Preformatted_20_Text">bash</text:p>
      <text:p text:style-name="Preformatted_20_Text">CopiarEditar</text:p>
      <text:p text:style-name="P1"><text:span text:style-name="Source_20_Text">git checkout -b coccion-al-vapor</text:span></text:p>
      <text:p text:style-name="P1"><text:span text:style-name="Source_20_Text">git checkout main</text:span></text:p>
      <text:p text:style-name="P1"><text:span text:style-name="Source_20_Text">git checkout -b salteado</text:span></text:p>
      <text:p text:style-name="P1"><text:span text:style-name="Source_20_Text">git checkout main</text:span></text:p>
      <text:p text:style-name="P1"><text:span text:style-name="Source_20_Text">git checkout -b horneado</text:span></text:p>
      <text:p text:style-name="P1"><text:span text:style-name="Source_20_Text">git checkout main</text:span></text:p>
      <text:p text:style-name="P1"><text:span text:style-name="Source_20_Text">git checkout -b fermentacion</text:span></text:p>
      <text:p text:style-name="P1"><text:span text:style-name="Source_20_Text">git checkout main</text:span></text:p>
      <text:p text:style-name="P2"><text:span text:style-name="Source_20_Text">git checkout -b sous-vide</text:span></text:p>
      <text:p text:style-name="Horizontal_20_Line"/>
      <text:h text:style-name="Heading_20_3" text:outline-level="3">🔹 Paso 3: En cada rama, crear archivo y realizar 5 commits</text:h>
      <text:p text:style-name="Text_20_body">Ejemplo para <text:span text:style-name="Source_20_Text">coccion-al-vapor</text:span>:</text:p>
      <text:p text:style-name="Preformatted_20_Text">bash</text:p>
      <text:p text:style-name="Preformatted_20_Text">CopiarEditar</text:p>
      <text:p text:style-name="P1"><text:span text:style-name="Source_20_Text"># Commit 1</text:span></text:p>
      <text:p text:style-name="P1"><text:span text:style-name="Source_20_Text">echo "# Cocción al Vapor\nDefinición: Técnica que cocina los alimentos utilizando vapor de agua." &gt; tecnicas/coccion-al-vapor.md</text:span></text:p>
      <text:p text:style-name="P1"><text:span text:style-name="Source_20_Text">git add tecnicas/coccion-al-vapor.md</text:span></text:p>
      <text:p text:style-name="P1"><text:span text:style-name="Source_20_Text">git commit -m "Definición de cocción al vapor"</text:span></text:p>
      <text:p text:style-name="P1"/>
      <text:p text:style-name="P1"><text:span text:style-name="Source_20_Text"># Commit 2</text:span></text:p>
      <text:p text:style-name="P1"><text:span text:style-name="Source_20_Text">echo -e "\n## Herramientas necesarias\n- Vaporera\n- Olla con tapa\n- Colador o rejilla" &gt;&gt; tecnicas/coccion-al-vapor.md</text:span></text:p>
      <text:p text:style-name="P1"><text:span text:style-name="Source_20_Text">git add tecnicas/coccion-al-vapor.md</text:span></text:p>
      <text:p text:style-name="P1"><text:span text:style-name="Source_20_Text">git commit -m "Herramientas para cocción al vapor"</text:span></text:p>
      <text:p text:style-name="P1"/>
      <text:p text:style-name="P1"><text:span text:style-name="Source_20_Text"># Commit 3</text:span></text:p>
      <text:p text:style-name="P1"><text:span text:style-name="Source_20_Text">echo -e "\n## Pasos\n1. Calentar agua en la olla\n2. Colocar alimentos sobre la rejilla\n3. Tapar y cocinar" &gt;&gt; tecnicas/coccion-al-vapor.md</text:span></text:p>
      <text:p text:style-name="P1"><text:span text:style-name="Source_20_Text">git add tecnicas/coccion-al-vapor.md</text:span></text:p>
      <text:p text:style-name="P1"><text:span text:style-name="Source_20_Text">git commit -m "Pasos para cocción al vapor"</text:span></text:p>
      <text:p text:style-name="P1"/>
      <text:p text:style-name="P1"><text:span text:style-name="Source_20_Text"># Commit 4</text:span></text:p>
      <text:p text:style-name="P1"><text:span text:style-name="Source_20_Text">echo -e "\n## Ejemplos\n- Brócoli al vapor\n- Pescado blanco\n- Dumplings" &gt;&gt; tecnicas/coccion-al-vapor.md</text:span></text:p>
      <text:p text:style-name="P1"><text:span text:style-name="Source_20_Text">git add tecnicas/coccion-al-vapor.md</text:span></text:p>
      <text:p text:style-name="P1"><text:soft-page-break/><text:span text:style-name="Source_20_Text">git commit -m "Ejemplos de platos al vapor"</text:span></text:p>
      <text:p text:style-name="P1"/>
      <text:p text:style-name="P1"><text:span text:style-name="Source_20_Text"># Commit 5</text:span></text:p>
      <text:p text:style-name="P1"><text:span text:style-name="Source_20_Text">echo -e "\n## Precauciones y recomendaciones\n- No abrir la tapa frecuentemente\n- Usar agua suficiente\n- Evitar sobrecocinar" &gt;&gt; tecnicas/coccion-al-vapor.md</text:span></text:p>
      <text:p text:style-name="P1"><text:span text:style-name="Source_20_Text">git add tecnicas/coccion-al-vapor.md</text:span></text:p>
      <text:p text:style-name="P2"><text:span text:style-name="Source_20_Text">git commit -m "Recomendaciones para cocción al vapor"</text:span></text:p>
      <text:p text:style-name="Text_20_body">💡 Repite el mismo patrón para las otras ramas cambiando el nombre de la técnica y su contenido.</text:p>
      <text:p text:style-name="Horizontal_20_Line"/>
      <text:h text:style-name="Heading_20_3" text:outline-level="3">🔹 Paso 4: Fusionar ramas en <text:span text:style-name="Source_20_Text">main</text:span></text:h>
      <text:p text:style-name="Preformatted_20_Text">bash</text:p>
      <text:p text:style-name="Preformatted_20_Text">CopiarEditar</text:p>
      <text:p text:style-name="P1"><text:span text:style-name="Source_20_Text">git checkout main</text:span></text:p>
      <text:p text:style-name="P1"><text:span text:style-name="Source_20_Text">git merge coccion-al-vapor</text:span></text:p>
      <text:p text:style-name="P1"><text:span text:style-name="Source_20_Text">git merge salteado</text:span></text:p>
      <text:p text:style-name="P1"><text:span text:style-name="Source_20_Text">git merge horneado</text:span></text:p>
      <text:p text:style-name="P1"><text:span text:style-name="Source_20_Text">git merge fermentacion</text:span></text:p>
      <text:p text:style-name="P2"><text:span text:style-name="Source_20_Text">git merge sous-vide</text:span></text:p>
      <text:p text:style-name="Horizontal_20_Line"/>
      <text:h text:style-name="Heading_20_3" text:outline-level="3">🔹 Paso 5: Crear <text:span text:style-name="Source_20_Text">README.md</text:span> con enlaces</text:h>
      <text:p text:style-name="Preformatted_20_Text">bash</text:p>
      <text:p text:style-name="Preformatted_20_Text">CopiarEditar</text:p>
      <text:p text:style-name="P1"><text:span text:style-name="Source_20_Text">echo "# Mini Guía de Técnicas Culinarias" &gt; README.md</text:span></text:p>
      <text:p text:style-name="P1"><text:span text:style-name="Source_20_Text">echo "- [Cocción al Vapor](tecnicas/coccion-al-vapor.md)" &gt;&gt; README.md</text:span></text:p>
      <text:p text:style-name="P1"><text:span text:style-name="Source_20_Text">echo "- [Salteado](tecnicas/salteado.md)" &gt;&gt; README.md</text:span></text:p>
      <text:p text:style-name="P1"><text:span text:style-name="Source_20_Text">echo "- [Horneado](tecnicas/horneado.md)" &gt;&gt; README.md</text:span></text:p>
      <text:p text:style-name="P1"><text:span text:style-name="Source_20_Text">echo "- [Fermentación](tecnicas/fermentacion.md)" &gt;&gt; README.md</text:span></text:p>
      <text:p text:style-name="P1"><text:span text:style-name="Source_20_Text">echo "- [Sous-vide](tecnicas/sous-vide.md)" &gt;&gt; README.md</text:span></text:p>
      <text:p text:style-name="P1"><text:span text:style-name="Source_20_Text">git add README.md</text:span></text:p>
      <text:p text:style-name="P2"><text:span text:style-name="Source_20_Text">git commit -m "Agregar índice de técnicas al README"</text:span></text:p>
      <text:p text:style-name="Horizontal_20_Line"/>
      <text:h text:style-name="Heading_20_3" text:outline-level="3">🔹 Paso 6: Subir a GitHub (opcional)</text:h>
      <text:p text:style-name="Preformatted_20_Text">bash</text:p>
      <text:p text:style-name="Preformatted_20_Text">CopiarEditar</text:p>
      <text:p text:style-name="P1"><text:span text:style-name="Source_20_Text">git remote add origin https://github.com/TU_USUARIO/GuiaTecnicasCocina.git</text:span></text:p>
      <text:p text:style-name="P1"><text:span text:style-name="Source_20_Text">git branch -M main</text:span></text:p>
      <text:p text:style-name="P2"><text:span text:style-name="Source_20_Text">git push -u origin main</text:span></text:p>
      <text:p text:style-name="Horizontal_20_Line"/>
      <text:h text:style-name="Heading_20_2" text:outline-level="2">📄 CONTENIDO SUGERIDO POR TÉCNICA</text:h>
      <text:h text:style-name="Heading_20_3" text:outline-level="3">1. Cocción al Vapor</text:h>
      <text:list xml:id="list4038495182" text:style-name="L4">
        <text:list-item>
          <text:p text:style-name="P11"><text:span text:style-name="Strong_20_Emphasis">Definición:</text:span> Cocción que utiliza vapor caliente sin contacto directo con agua.</text:p>
        </text:list-item>
        <text:list-item>
          <text:p text:style-name="P11"><text:soft-page-break/><text:span text:style-name="Strong_20_Emphasis">Herramientas:</text:span> Vaporera, olla, tapa hermética.</text:p>
        </text:list-item>
        <text:list-item>
          <text:p text:style-name="P11"><text:span text:style-name="Strong_20_Emphasis">Pasos:</text:span> Hervir agua, colocar alimentos en rejilla, cubrir y cocer.</text:p>
        </text:list-item>
        <text:list-item>
          <text:p text:style-name="P11"><text:span text:style-name="Strong_20_Emphasis">Ejemplos:</text:span> Verduras, pescado, dim sum.</text:p>
        </text:list-item>
        <text:list-item>
          <text:p text:style-name="P11"><text:span text:style-name="Strong_20_Emphasis">Precauciones:</text:span> No levantar tapa, revisar nivel de agua.</text:p>
        </text:list-item>
      </text:list>
      <text:p text:style-name="Horizontal_20_Line"/>
      <text:h text:style-name="Heading_20_3" text:outline-level="3">2. Salteado</text:h>
      <text:list xml:id="list1888148483" text:style-name="L5">
        <text:list-item>
          <text:p text:style-name="P12"><text:span text:style-name="Strong_20_Emphasis">Definición:</text:span> Cocción rápida en sartén con poca grasa.</text:p>
        </text:list-item>
        <text:list-item>
          <text:p text:style-name="P12"><text:span text:style-name="Strong_20_Emphasis">Herramientas:</text:span> Sartén, espátula, cocina de fuego alto.</text:p>
        </text:list-item>
        <text:list-item>
          <text:p text:style-name="P12"><text:span text:style-name="Strong_20_Emphasis">Pasos:</text:span> Calentar sartén, añadir aceite, agregar ingredientes, mover constantemente.</text:p>
        </text:list-item>
        <text:list-item>
          <text:p text:style-name="P12"><text:span text:style-name="Strong_20_Emphasis">Ejemplos:</text:span> Stir-fry, fajitas, vegetales crocantes.</text:p>
        </text:list-item>
        <text:list-item>
          <text:p text:style-name="P12"><text:span text:style-name="Strong_20_Emphasis">Precauciones:</text:span> No sobrecargar sartén, vigilar temperatura.</text:p>
        </text:list-item>
      </text:list>
      <text:p text:style-name="Horizontal_20_Line"/>
      <text:h text:style-name="Heading_20_3" text:outline-level="3">3. Horneado</text:h>
      <text:list xml:id="list2512735246" text:style-name="L6">
        <text:list-item>
          <text:p text:style-name="P13"><text:span text:style-name="Strong_20_Emphasis">Definición:</text:span> Cocción con calor seco y constante dentro de un horno.</text:p>
        </text:list-item>
        <text:list-item>
          <text:p text:style-name="P13"><text:span text:style-name="Strong_20_Emphasis">Herramientas:</text:span> Horno, bandejas, termómetro.</text:p>
        </text:list-item>
        <text:list-item>
          <text:p text:style-name="P13"><text:span text:style-name="Strong_20_Emphasis">Pasos:</text:span> Precalentar horno, preparar bandeja, hornear según receta.</text:p>
        </text:list-item>
        <text:list-item>
          <text:p text:style-name="P13"><text:span text:style-name="Strong_20_Emphasis">Ejemplos:</text:span> Pasteles, pan, lasañas.</text:p>
        </text:list-item>
        <text:list-item>
          <text:p text:style-name="P13"><text:span text:style-name="Strong_20_Emphasis">Precauciones:</text:span> No abrir horno seguido, seguir tiempos.</text:p>
        </text:list-item>
      </text:list>
      <text:p text:style-name="Horizontal_20_Line"/>
      <text:h text:style-name="Heading_20_3" text:outline-level="3">4. Fermentación</text:h>
      <text:list xml:id="list844571415" text:style-name="L7">
        <text:list-item>
          <text:p text:style-name="P14"><text:span text:style-name="Strong_20_Emphasis">Definición:</text:span> Proceso biológico de descomposición de alimentos por bacterias/levaduras.</text:p>
        </text:list-item>
        <text:list-item>
          <text:p text:style-name="P14"><text:span text:style-name="Strong_20_Emphasis">Herramientas:</text:span> Frascos herméticos, pesas, tiempo.</text:p>
        </text:list-item>
        <text:list-item>
          <text:p text:style-name="P14"><text:span text:style-name="Strong_20_Emphasis">Pasos:</text:span> Preparar ingredientes, fermentar en condiciones controladas, almacenar.</text:p>
        </text:list-item>
        <text:list-item>
          <text:p text:style-name="P14"><text:span text:style-name="Strong_20_Emphasis">Ejemplos:</text:span> Yogur, kimchi, pan de masa madre.</text:p>
        </text:list-item>
        <text:list-item>
          <text:p text:style-name="P14"><text:span text:style-name="Strong_20_Emphasis">Precauciones:</text:span> Higiene extrema, controlar temperatura.</text:p>
        </text:list-item>
      </text:list>
      <text:p text:style-name="Horizontal_20_Line"/>
      <text:h text:style-name="Heading_20_3" text:outline-level="3">5. Sous-vide</text:h>
      <text:list xml:id="list1740757345" text:style-name="L8">
        <text:list-item>
          <text:p text:style-name="P15"><text:span text:style-name="Strong_20_Emphasis">Definición:</text:span> Cocción lenta al vacío en agua a temperatura constante.</text:p>
        </text:list-item>
        <text:list-item>
          <text:p text:style-name="P15"><text:span text:style-name="Strong_20_Emphasis">Herramientas:</text:span> Máquina sous-vide, bolsas selladas, termómetro.</text:p>
        </text:list-item>
        <text:list-item>
          <text:p text:style-name="P15"><text:soft-page-break/><text:span text:style-name="Strong_20_Emphasis">Pasos:</text:span> Envasar alimentos, sumergir en agua caliente a baja temperatura, cocinar por horas.</text:p>
        </text:list-item>
        <text:list-item>
          <text:p text:style-name="P15"><text:span text:style-name="Strong_20_Emphasis">Ejemplos:</text:span> Carnes tiernas, huevos perfectos, vegetales.</text:p>
        </text:list-item>
        <text:list-item>
          <text:p text:style-name="P15"><text:span text:style-name="Strong_20_Emphasis">Precauciones:</text:span> Control de temperatura, tiempos largos.</text:p>
        </text:list-item>
      </text:list>
      <text:p text:style-name="Horizontal_20_Line"/>
      <text:p text:style-name="Text_20_body">¿Te gustaría que esta guía también te la entregue en PDF? Puedo generártela para que la descargues y la uses como referencia.</text:p>
      <text:p text:style-name="Text_20_body">4o</text:p>
      <text:h text:style-name="Heading_20_5" text:outline-level="5">Dijiste:</text:h>
      <text:p text:style-name="Text_20_body">me puedes dar todo el tercer ejercicio en algun documento, un .txt o un word o un pdf para tener la informacion. </text:p>
      <text:h text:style-name="Heading_20_6" text:outline-level="6">ChatGPT dijo:</text:h>
      <text:p text:style-name="Text_20_body">Análisis con errores</text:p>
      <text:p text:style-name="Preformatted_20_Text">python</text:p>
      <text:p text:style-name="Preformatted_20_Text">Mostrar siempre los detalles</text:p>
      <text:p text:style-name="Preformatted_20_Text">Copiar</text:p>
      <text:p text:style-name="P1"><text:span text:style-name="Source_20_Text">from fpdf import FPDF</text:span></text:p>
      <text:p text:style-name="P1"/>
      <text:p text:style-name="P1"><text:span text:style-name="Source_20_Text"># Crear documento PDF para el Ejercicio 3</text:span></text:p>
      <text:p text:style-name="P1"><text:span text:style-name="Source_20_Text">pdf = FPDF()</text:span></text:p>
      <text:p text:style-name="P1"><text:span text:style-name="Source_20_Text">pdf.set_auto_page_break(auto=True, margin=15)</text:span></text:p>
      <text:p text:style-name="P1"><text:span text:style-name="Source_20_Text">pdf.add_page()</text:span></text:p>
      <text:p text:style-name="P1"><text:span text:style-name="Source_20_Text">pdf.set_font("Arial", 'B', 16)</text:span></text:p>
      <text:p text:style-name="P1"><text:span text:style-name="Source_20_Text">pdf.cell(200, 10, txt="Ejercicio 3: Mini Guía de Técnicas Culinarias", ln=True, align='C')</text:span></text:p>
      <text:p text:style-name="P1"><text:span text:style-name="Source_20_Text">pdf.ln(10)</text:span></text:p>
      <text:p text:style-name="P1"/>
      <text:p text:style-name="P1"><text:span text:style-name="Source_20_Text"># Instrucciones y pasos</text:span></text:p>
      <text:p text:style-name="P1"><text:span text:style-name="Source_20_Text">pasos = [</text:span></text:p>
      <text:p text:style-name="P1"><text:span text:style-name="Source_20_Text"><text:s text:c="4"/>("Paso 1: Crear la estructura del proyecto", [</text:span></text:p>
      <text:p text:style-name="P1"><text:span text:style-name="Source_20_Text"><text:s text:c="8"/>"mkdir GuiaTecnicasCocina",</text:span></text:p>
      <text:p text:style-name="P1"><text:span text:style-name="Source_20_Text"><text:s text:c="8"/>"cd GuiaTecnicasCocina",</text:span></text:p>
      <text:p text:style-name="P1"><text:span text:style-name="Source_20_Text"><text:s text:c="8"/>"mkdir tecnicas",</text:span></text:p>
      <text:p text:style-name="P1"><text:span text:style-name="Source_20_Text"><text:s text:c="8"/>"git init"</text:span></text:p>
      <text:p text:style-name="P1"><text:span text:style-name="Source_20_Text"><text:s text:c="4"/>]),</text:span></text:p>
      <text:p text:style-name="P1"><text:span text:style-name="Source_20_Text"><text:s text:c="4"/>("Paso 2: Crear ramas por técnica", [</text:span></text:p>
      <text:p text:style-name="P1"><text:span text:style-name="Source_20_Text"><text:s text:c="8"/>"git checkout -b coccion-al-vapor",</text:span></text:p>
      <text:p text:style-name="P1"><text:span text:style-name="Source_20_Text"><text:s text:c="8"/>"git checkout main",</text:span></text:p>
      <text:p text:style-name="P1"><text:span text:style-name="Source_20_Text"><text:s text:c="8"/>"git checkout -b salteado",</text:span></text:p>
      <text:p text:style-name="P1"><text:span text:style-name="Source_20_Text"><text:s text:c="8"/>"git checkout main",</text:span></text:p>
      <text:p text:style-name="P1"><text:span text:style-name="Source_20_Text"><text:s text:c="8"/>"git checkout -b horneado",</text:span></text:p>
      <text:p text:style-name="P1"><text:span text:style-name="Source_20_Text"><text:s text:c="8"/>"git checkout main",</text:span></text:p>
      <text:p text:style-name="P1"><text:span text:style-name="Source_20_Text"><text:s text:c="8"/>"git checkout -b fermentacion",</text:span></text:p>
      <text:p text:style-name="P1"><text:span text:style-name="Source_20_Text"><text:s text:c="8"/>"git checkout main",</text:span></text:p>
      <text:p text:style-name="P1"><text:span text:style-name="Source_20_Text"><text:s text:c="8"/>"git checkout -b sous-vide"</text:span></text:p>
      <text:p text:style-name="P1"><text:span text:style-name="Source_20_Text"><text:s text:c="4"/>]),</text:span></text:p>
      <text:p text:style-name="P1"><text:span text:style-name="Source_20_Text"><text:s text:c="4"/>("Paso 3: En cada rama, crear archivo y realizar 5 commits", [</text:span></text:p>
      <text:p text:style-name="P1"><text:span text:style-name="Source_20_Text"><text:s text:c="8"/>"1. Nombre de la técnica y definición.",</text:span></text:p>
      <text:p text:style-name="P1"><text:span text:style-name="Source_20_Text"><text:s text:c="8"/>"2. Herramientas necesarias.",</text:span></text:p>
      <text:p text:style-name="P1"><text:span text:style-name="Source_20_Text"><text:s text:c="8"/>"3. Pasos para aplicarla.",</text:span></text:p>
      <text:p text:style-name="P1"><text:soft-page-break/><text:span text:style-name="Source_20_Text"><text:s text:c="8"/>"4. Ejemplos de platos.",</text:span></text:p>
      <text:p text:style-name="P1"><text:span text:style-name="Source_20_Text"><text:s text:c="8"/>"5. Precauciones y recomendaciones."</text:span></text:p>
      <text:p text:style-name="P1"><text:span text:style-name="Source_20_Text"><text:s text:c="4"/>]),</text:span></text:p>
      <text:p text:style-name="P1"><text:span text:style-name="Source_20_Text"><text:s text:c="4"/>("Paso 4: Fusionar ramas en main", [</text:span></text:p>
      <text:p text:style-name="P1"><text:span text:style-name="Source_20_Text"><text:s text:c="8"/>"git checkout main",</text:span></text:p>
      <text:p text:style-name="P1"><text:span text:style-name="Source_20_Text"><text:s text:c="8"/>"git merge coccion-al-vapor",</text:span></text:p>
      <text:p text:style-name="P1"><text:span text:style-name="Source_20_Text"><text:s text:c="8"/>"git merge salteado",</text:span></text:p>
      <text:p text:style-name="P1"><text:span text:style-name="Source_20_Text"><text:s text:c="8"/>"git merge horneado",</text:span></text:p>
      <text:p text:style-name="P1"><text:span text:style-name="Source_20_Text"><text:s text:c="8"/>"git merge fermentacion",</text:span></text:p>
      <text:p text:style-name="P1"><text:span text:style-name="Source_20_Text"><text:s text:c="8"/>"git merge sous-vide"</text:span></text:p>
      <text:p text:style-name="P1"><text:span text:style-name="Source_20_Text"><text:s text:c="4"/>]),</text:span></text:p>
      <text:p text:style-name="P1"><text:span text:style-name="Source_20_Text"><text:s text:c="4"/>("Paso 5: Crear README.md con índice de técnicas", [</text:span></text:p>
      <text:p text:style-name="P1"><text:span text:style-name="Source_20_Text"><text:s text:c="8"/>'echo "# Mini Guía de Técnicas Culinarias" &gt; README.md',</text:span></text:p>
      <text:p text:style-name="P1"><text:span text:style-name="Source_20_Text"><text:s text:c="8"/>'echo "- [Cocción al Vapor](tecnicas/coccion-al-vapor.md)" &gt;&gt; README.md',</text:span></text:p>
      <text:p text:style-name="P1"><text:span text:style-name="Source_20_Text"><text:s text:c="8"/>'echo "- [Salteado](tecnicas/salteado.md)" &gt;&gt; README.md',</text:span></text:p>
      <text:p text:style-name="P1"><text:span text:style-name="Source_20_Text"><text:s text:c="8"/>'echo "- [Horneado](tecnicas/horneado.md)" &gt;&gt; README.md',</text:span></text:p>
      <text:p text:style-name="P1"><text:span text:style-name="Source_20_Text"><text:s text:c="8"/>'echo "- [Fermentación](tecnicas/fermentacion.md)" &gt;&gt; README.md',</text:span></text:p>
      <text:p text:style-name="P1"><text:span text:style-name="Source_20_Text"><text:s text:c="8"/>'echo "- [Sous-vide](tecnicas/sous-vide.md)" &gt;&gt; README.md',</text:span></text:p>
      <text:p text:style-name="P1"><text:span text:style-name="Source_20_Text"><text:s text:c="8"/>"git add README.md",</text:span></text:p>
      <text:p text:style-name="P1"><text:span text:style-name="Source_20_Text"><text:s text:c="8"/>'git commit -m "Agregar índice de técnicas al README"'</text:span></text:p>
      <text:p text:style-name="P1"><text:span text:style-name="Source_20_Text"><text:s text:c="4"/>]),</text:span></text:p>
      <text:p text:style-name="P1"><text:span text:style-name="Source_20_Text"><text:s text:c="4"/>("Paso 6: Subir a GitHub", [</text:span></text:p>
      <text:p text:style-name="P1"><text:span text:style-name="Source_20_Text"><text:s text:c="8"/>"git remote add origin https://github.com/TU_USUARIO/GuiaTecnicasCocina.git",</text:span></text:p>
      <text:p text:style-name="P1"><text:span text:style-name="Source_20_Text"><text:s text:c="8"/>"git branch -M main",</text:span></text:p>
      <text:p text:style-name="P1"><text:span text:style-name="Source_20_Text"><text:s text:c="8"/>"git push -u origin main"</text:span></text:p>
      <text:p text:style-name="P1"><text:span text:style-name="Source_20_Text"><text:s text:c="4"/>])</text:span></text:p>
      <text:p text:style-name="P1"><text:span text:style-name="Source_20_Text">]</text:span></text:p>
      <text:p text:style-name="P1"/>
      <text:p text:style-name="P1"><text:span text:style-name="Source_20_Text">pdf.set_font("Arial", size=12)</text:span></text:p>
      <text:p text:style-name="P1"><text:span text:style-name="Source_20_Text">for titulo, comandos in pasos:</text:span></text:p>
      <text:p text:style-name="P1"><text:span text:style-name="Source_20_Text"><text:s text:c="4"/>pdf.set_font("Arial", 'B', 14)</text:span></text:p>
      <text:p text:style-name="P1"><text:span text:style-name="Source_20_Text"><text:s text:c="4"/>pdf.cell(200, 10, txt=titulo, ln=True)</text:span></text:p>
      <text:p text:style-name="P1"><text:span text:style-name="Source_20_Text"><text:s text:c="4"/>pdf.set_font("Arial", size=12)</text:span></text:p>
      <text:p text:style-name="P1"><text:span text:style-name="Source_20_Text"><text:s text:c="4"/>for comando in comandos:</text:span></text:p>
      <text:p text:style-name="P1"><text:span text:style-name="Source_20_Text"><text:s text:c="8"/>pdf.multi_cell(0, 10, f"$ {comando}")</text:span></text:p>
      <text:p text:style-name="P1"><text:span text:style-name="Source_20_Text"><text:s text:c="4"/>pdf.ln(5)</text:span></text:p>
      <text:p text:style-name="P1"/>
      <text:p text:style-name="P1"><text:span text:style-name="Source_20_Text"># Contenido por técnica</text:span></text:p>
      <text:p text:style-name="P1"><text:span text:style-name="Source_20_Text">tecnicas = {</text:span></text:p>
      <text:p text:style-name="P1"><text:span text:style-name="Source_20_Text"><text:s text:c="4"/>"Cocción al Vapor": [</text:span></text:p>
      <text:p text:style-name="P1"><text:span text:style-name="Source_20_Text"><text:s text:c="8"/>"Definición: Cocción que utiliza vapor caliente sin contacto directo con agua.",</text:span></text:p>
      <text:p text:style-name="P1"><text:span text:style-name="Source_20_Text"><text:s text:c="8"/>"Herramientas: Vaporera, olla, tapa hermética.",</text:span></text:p>
      <text:p text:style-name="P1"><text:span text:style-name="Source_20_Text"><text:s text:c="8"/>"Pasos: Hervir agua, colocar alimentos en rejilla, cubrir y cocer.",</text:span></text:p>
      <text:p text:style-name="P1"><text:span text:style-name="Source_20_Text"><text:s text:c="8"/>"Ejemplos: Verduras, pescado, dim sum.",</text:span></text:p>
      <text:p text:style-name="P1"><text:span text:style-name="Source_20_Text"><text:s text:c="8"/>"Precauciones: No levantar tapa, revisar nivel de agua."</text:span></text:p>
      <text:p text:style-name="P1"><text:span text:style-name="Source_20_Text"><text:s text:c="4"/>],</text:span></text:p>
      <text:p text:style-name="P1"><text:span text:style-name="Source_20_Text"><text:s text:c="4"/>"Salteado": [</text:span></text:p>
      <text:p text:style-name="P1"><text:span text:style-name="Source_20_Text"><text:s text:c="8"/>"Definición: Cocción rápida en sartén con poca grasa.",</text:span></text:p>
      <text:p text:style-name="P1"><text:span text:style-name="Source_20_Text"><text:s text:c="8"/>"Herramientas: Sartén, espátula, cocina de fuego alto.",</text:span></text:p>
      <text:p text:style-name="P1"><text:span text:style-name="Source_20_Text"><text:s text:c="8"/>"Pasos: Calentar sartén, añadir aceite, agregar ingredientes, mover constantemente.",</text:span></text:p>
      <text:p text:style-name="P1"><text:span text:style-name="Source_20_Text"><text:s text:c="8"/>"Ejemplos: Stir-fry, fajitas, vegetales crocantes.",</text:span></text:p>
      <text:p text:style-name="P1"><text:span text:style-name="Source_20_Text"><text:s text:c="8"/>"Precauciones: No sobrecargar sartén, vigilar temperatura."</text:span></text:p>
      <text:p text:style-name="P1"><text:span text:style-name="Source_20_Text"><text:s text:c="4"/>],</text:span></text:p>
      <text:p text:style-name="P1"><text:span text:style-name="Source_20_Text"><text:s text:c="4"/>"Horneado": [</text:span></text:p>
      <text:p text:style-name="P1"><text:span text:style-name="Source_20_Text"><text:s text:c="8"/>"Definición: Cocción con calor seco y constante dentro de un horno.",</text:span></text:p>
      <text:p text:style-name="P1"><text:span text:style-name="Source_20_Text"><text:s text:c="8"/>"Herramientas: Horno, bandejas, termómetro.",</text:span></text:p>
      <text:p text:style-name="P1"><text:soft-page-break/><text:span text:style-name="Source_20_Text"><text:s text:c="8"/>"Pasos: Precalentar horno, preparar bandeja, hornear según receta.",</text:span></text:p>
      <text:p text:style-name="P1"><text:span text:style-name="Source_20_Text"><text:s text:c="8"/>"Ejemplos: Pasteles, pan, lasañas.",</text:span></text:p>
      <text:p text:style-name="P1"><text:span text:style-name="Source_20_Text"><text:s text:c="8"/>"Precauciones: No abrir horno seguido, seguir tiempos."</text:span></text:p>
      <text:p text:style-name="P1"><text:span text:style-name="Source_20_Text"><text:s text:c="4"/>],</text:span></text:p>
      <text:p text:style-name="P1"><text:span text:style-name="Source_20_Text"><text:s text:c="4"/>"Fermentación": [</text:span></text:p>
      <text:p text:style-name="P1"><text:span text:style-name="Source_20_Text"><text:s text:c="8"/>"Definición: Proceso biológico de descomposición de alimentos por bacterias/levaduras.",</text:span></text:p>
      <text:p text:style-name="P1"><text:span text:style-name="Source_20_Text"><text:s text:c="8"/>"Herramientas: Frascos herméticos, pesas, tiempo.",</text:span></text:p>
      <text:p text:style-name="P1"><text:span text:style-name="Source_20_Text"><text:s text:c="8"/>"Pasos: Preparar ingredientes, fermentar en condiciones controladas, almacenar.",</text:span></text:p>
      <text:p text:style-name="P1"><text:span text:style-name="Source_20_Text"><text:s text:c="8"/>"Ejemplos: Yogur, kimchi, pan de masa madre.",</text:span></text:p>
      <text:p text:style-name="P1"><text:span text:style-name="Source_20_Text"><text:s text:c="8"/>"Precauciones: Higiene extrema, controlar temperatura."</text:span></text:p>
      <text:p text:style-name="P1"><text:span text:style-name="Source_20_Text"><text:s text:c="4"/>],</text:span></text:p>
      <text:p text:style-name="P1"><text:span text:style-name="Source_20_Text"><text:s text:c="4"/>"Sous-vide": [</text:span></text:p>
      <text:p text:style-name="P1"><text:span text:style-name="Source_20_Text"><text:s text:c="8"/>"Definición: Cocción lenta al vacío en agua a temperatura constante.",</text:span></text:p>
      <text:p text:style-name="P1"><text:span text:style-name="Source_20_Text"><text:s text:c="8"/>"Herramientas: Máquina sous-vide, bolsas selladas, termómetro.",</text:span></text:p>
      <text:p text:style-name="P1"><text:span text:style-name="Source_20_Text"><text:s text:c="8"/>"Pasos: Envasar alimentos, sumergir en agua caliente a baja temperatura, cocinar por horas.",</text:span></text:p>
      <text:p text:style-name="P1"><text:span text:style-name="Source_20_Text"><text:s text:c="8"/>"Ejemplos: Carnes tiernas, huevos perfectos, vegetales.",</text:span></text:p>
      <text:p text:style-name="P1"><text:span text:style-name="Source_20_Text"><text:s text:c="8"/>"Precauciones: Control de temperatura, tiempos largos."</text:span></text:p>
      <text:p text:style-name="P1"><text:span text:style-name="Source_20_Text"><text:s text:c="4"/>]</text:span></text:p>
      <text:p text:style-name="P1"><text:span text:style-name="Source_20_Text">}</text:span></text:p>
      <text:p text:style-name="P1"/>
      <text:p text:style-name="P1"><text:span text:style-name="Source_20_Text">for nombre, secciones in tecnicas.items():</text:span></text:p>
      <text:p text:style-name="P1"><text:span text:style-name="Source_20_Text"><text:s text:c="4"/>pdf.add_page()</text:span></text:p>
      <text:p text:style-name="P1"><text:span text:style-name="Source_20_Text"><text:s text:c="4"/>pdf.set_font("Arial", 'B', 14)</text:span></text:p>
      <text:p text:style-name="P1"><text:span text:style-name="Source_20_Text"><text:s text:c="4"/>pdf.cell(200, 10, txt=nombre, ln=True)</text:span></text:p>
      <text:p text:style-name="P1"><text:span text:style-name="Source_20_Text"><text:s text:c="4"/>pdf.ln(4)</text:span></text:p>
      <text:p text:style-name="P1"><text:span text:style-name="Source_20_Text"><text:s text:c="4"/>pdf.set_font("Arial", size=12)</text:span></text:p>
      <text:p text:style-name="P1"><text:span text:style-name="Source_20_Text"><text:s text:c="4"/>for item in secciones:</text:span></text:p>
      <text:p text:style-name="P1"><text:span text:style-name="Source_20_Text"><text:s text:c="8"/>pdf.multi_cell(0, 10, f"- {item}")</text:span></text:p>
      <text:p text:style-name="P1"><text:span text:style-name="Source_20_Text"><text:s text:c="4"/>pdf.ln(5)</text:span></text:p>
      <text:p text:style-name="P1"/>
      <text:p text:style-name="P1"><text:span text:style-name="Source_20_Text"># Guardar PDF</text:span></text:p>
      <text:p text:style-name="P1"><text:span text:style-name="Source_20_Text">pdf_path = "/mnt/data/Guia_Tecnicas_Culinarias.pdf"</text:span></text:p>
      <text:p text:style-name="P1"><text:span text:style-name="Source_20_Text">pdf.output(pdf_path)</text:span></text:p>
      <text:p text:style-name="P1"/>
      <text:p text:style-name="P2"><text:span text:style-name="Source_20_Text">pdf_path</text:span></text:p>
      <text:p text:style-name="Text_20_body">Parece que no puedo realizar tareas avanzadas como generar documentos en este momento. Por favor, intenta nuevamente más tarde.</text:p>
      <text:p text:style-name="Text_20_body">Mientras tanto, si lo deseas, puedo proporcionarte todo el contenido del ejercicio 3 directamente aquí en el chat, listo para que lo copies y pegues en un archivo Word, PDF o texto plano. ¿Te gustaría que lo hiciera así? </text:p>
      <text:p text:style-name="Text_20_body">4o</text:p>
      <text:h text:style-name="Heading_20_5" text:outline-level="5">Dijiste:</text:h>
      <text:p text:style-name="Text_20_body">quiero correr ese codigo en colab pero me aparece este error --------------------------------------------------------------------------- FileNotFoundError Traceback (most recent call last) &lt;ipython-input-5-6b6513b39cf2&gt; in &lt;cell line: 0&gt;() 120 # Guardar PDF 121 pdf_path = "/mnt/data/Guia_Tecnicas_Culinarias.pdf" --&gt; 122 pdf.output(pdf_path) 123 124 pdf_path /usr/local/lib/python3.11/dist-packages/fpdf/fpdf.py in output(self, name, dest) 1077 elif dest=='F': 1078 #Save to local file -&gt; 1079 f=open(name,'wb') 1080 if(not f): 1081 self.error('Unable to create <text:soft-page-break/>output file: '+name) FileNotFoundError: [Errno 2] No such file or directory: '/mnt/data/Guia_Tecnicas_Culinarias.pdf'</text:p>
      <text:h text:style-name="Heading_20_6" text:outline-level="6">ChatGPT dijo:</text:h>
      <text:p text:style-name="Text_20_body">Ese error ocurre porque en Google Colab <text:span text:style-name="Strong_20_Emphasis">no existe la carpeta </text:span><text:span text:style-name="Strong_20_Emphasis"><text:span text:style-name="Source_20_Text">/mnt/data/</text:span></text:span><text:span text:style-name="Strong_20_Emphasis"> por defecto</text:span>. Para solucionarlo, puedes simplemente guardar el archivo PDF en el directorio actual (<text:span text:style-name="Source_20_Text">"./Guia_Tecnicas_Culinarias.pdf"</text:span>) o crear una carpeta manualmente.</text:p>
      <text:h text:style-name="Heading_20_3" text:outline-level="3">✅ Solución rápida:</text:h>
      <text:p text:style-name="Text_20_body">Cambia esta línea:</text:p>
      <text:p text:style-name="Preformatted_20_Text">python</text:p>
      <text:p text:style-name="Preformatted_20_Text">CopiarEditar</text:p>
      <text:p text:style-name="P2"><text:span text:style-name="Source_20_Text">pdf_path = "/mnt/data/Guia_Tecnicas_Culinarias.pdf"</text:span></text:p>
      <text:p text:style-name="Text_20_body">por esta:</text:p>
      <text:p text:style-name="Preformatted_20_Text">python</text:p>
      <text:p text:style-name="Preformatted_20_Text">CopiarEditar</text:p>
      <text:p text:style-name="P2"><text:span text:style-name="Source_20_Text">pdf_path = "Guia_Tecnicas_Culinarias.pdf"</text:span></text:p>
      <text:p text:style-name="Horizontal_20_Line"/>
      <text:h text:style-name="Heading_20_3" text:outline-level="3">✅ Si prefieres organizar en una carpeta:</text:h>
      <text:p text:style-name="Text_20_body">Puedes crear una carpeta dentro del entorno de Colab antes de guardar el archivo:</text:p>
      <text:p text:style-name="Preformatted_20_Text">python</text:p>
      <text:p text:style-name="Preformatted_20_Text">CopiarEditar</text:p>
      <text:p text:style-name="P1"><text:span text:style-name="Source_20_Text">import os</text:span></text:p>
      <text:p text:style-name="P1"/>
      <text:p text:style-name="P1"><text:span text:style-name="Source_20_Text"># Crear carpeta si no existe</text:span></text:p>
      <text:p text:style-name="P1"><text:span text:style-name="Source_20_Text">os.makedirs("output", exist_ok=True)</text:span></text:p>
      <text:p text:style-name="P1"/>
      <text:p text:style-name="P1"><text:span text:style-name="Source_20_Text"># Guardar dentro de esa carpeta</text:span></text:p>
      <text:p text:style-name="P1"><text:span text:style-name="Source_20_Text">pdf_path = "output/Guia_Tecnicas_Culinarias.pdf"</text:span></text:p>
      <text:p text:style-name="P2"><text:span text:style-name="Source_20_Text">pdf.output(pdf_path)</text:span></text:p>
      <text:p text:style-name="Text_20_body">Luego puedes descargar el archivo con:</text:p>
      <text:p text:style-name="Preformatted_20_Text">python</text:p>
      <text:p text:style-name="Preformatted_20_Text">CopiarEditar</text:p>
      <text:p text:style-name="P1"><text:span text:style-name="Source_20_Text">from google.colab import files</text:span></text:p>
      <text:p text:style-name="P2"><text:span text:style-name="Source_20_Text">files.download(pdf_path)</text:span></text:p>
      <text:p text:style-name="Horizontal_20_Line"/>
      <text:p text:style-name="Text_20_body">¿Quieres que te entregue todo el código listo para copiar y pegar con esas correcciones?</text:p>
      <text:p text:style-name="Text_20_body">4o</text:p>
      <text:h text:style-name="Heading_20_5" text:outline-level="5">Dijiste:</text:h>
      <text:p text:style-name="Text_20_body">me puedes armar un pdf con comandos de macdown</text:p>
      <text:h text:style-name="Heading_20_6" text:outline-level="6"><text:soft-page-break/>ChatGPT dijo:</text:h>
      <text:p text:style-name="Text_20_body">Analizado</text:p>
      <text:p text:style-name="Preformatted_20_Text">python</text:p>
      <text:p text:style-name="Preformatted_20_Text">Mostrar siempre los detalles</text:p>
      <text:p text:style-name="Preformatted_20_Text">Copiar</text:p>
      <text:p text:style-name="P1"><text:span text:style-name="Source_20_Text">from fpdf import FPDF</text:span></text:p>
      <text:p text:style-name="P1"/>
      <text:p text:style-name="P1"><text:span text:style-name="Source_20_Text"># Crear PDF con comandos y formato Markdown</text:span></text:p>
      <text:p text:style-name="P1"><text:span text:style-name="Source_20_Text">pdf = FPDF()</text:span></text:p>
      <text:p text:style-name="P1"><text:span text:style-name="Source_20_Text">pdf.set_auto_page_break(auto=True, margin=15)</text:span></text:p>
      <text:p text:style-name="P1"><text:span text:style-name="Source_20_Text">pdf.add_page()</text:span></text:p>
      <text:p text:style-name="P1"><text:span text:style-name="Source_20_Text">pdf.set_font("Arial", 'B', 16)</text:span></text:p>
      <text:p text:style-name="P1"><text:span text:style-name="Source_20_Text">pdf.cell(200, 10, txt="Ejercicio 3: Mini Guía de Técnicas Culinarias (Markdown + Git)", ln=True, align='C')</text:span></text:p>
      <text:p text:style-name="P1"><text:span text:style-name="Source_20_Text">pdf.ln(10)</text:span></text:p>
      <text:p text:style-name="P1"/>
      <text:p text:style-name="P1"><text:span text:style-name="Source_20_Text"># Markdown + Git Instructions</text:span></text:p>
      <text:p text:style-name="P1"><text:span text:style-name="Source_20_Text">markdown_content = """</text:span></text:p>
      <text:p text:style-name="P1"><text:span text:style-name="Source_20_Text">## Estructura del Proyecto</text:span></text:p>
      <text:p text:style-name="P1"/>
      <text:p text:style-name="P1"><text:span text:style-name="Source_20_Text">```bash</text:span></text:p>
      <text:p text:style-name="P1"><text:span text:style-name="Source_20_Text">mkdir GuiaTecnicasCocina</text:span></text:p>
      <text:p text:style-name="P1"><text:span text:style-name="Source_20_Text">cd GuiaTecnicasCocina</text:span></text:p>
      <text:p text:style-name="P1"><text:span text:style-name="Source_20_Text">mkdir tecnicas</text:span></text:p>
      <text:p text:style-name="P2"><text:span text:style-name="Source_20_Text">git init</text:span></text:p>
      <text:h text:style-name="Heading_20_2" text:outline-level="2">Crear ramas por técnica</text:h>
      <text:p text:style-name="Preformatted_20_Text">bash</text:p>
      <text:p text:style-name="Preformatted_20_Text">Mostrar siempre los detalles</text:p>
      <text:p text:style-name="Preformatted_20_Text">Copiar</text:p>
      <text:p text:style-name="P1"><text:span text:style-name="Source_20_Text">git checkout -b coccion-al-vapor</text:span></text:p>
      <text:p text:style-name="P1"><text:span text:style-name="Source_20_Text">git checkout main</text:span></text:p>
      <text:p text:style-name="P1"><text:span text:style-name="Source_20_Text">git checkout -b salteado</text:span></text:p>
      <text:p text:style-name="P1"><text:span text:style-name="Source_20_Text">git checkout main</text:span></text:p>
      <text:p text:style-name="P1"><text:span text:style-name="Source_20_Text">git checkout -b horneado</text:span></text:p>
      <text:p text:style-name="P1"><text:span text:style-name="Source_20_Text">git checkout main</text:span></text:p>
      <text:p text:style-name="P1"><text:span text:style-name="Source_20_Text">git checkout -b fermentacion</text:span></text:p>
      <text:p text:style-name="P1"><text:span text:style-name="Source_20_Text">git checkout main</text:span></text:p>
      <text:p text:style-name="P2"><text:span text:style-name="Source_20_Text">git checkout -b sous-vide</text:span></text:p>
      <text:h text:style-name="Heading_20_2" text:outline-level="2">Commits por técnica</text:h>
      <text:p text:style-name="Text_20_body">Ejemplo para coccion-al-vapor.md:</text:p>
      <text:p text:style-name="Preformatted_20_Text">bash</text:p>
      <text:p text:style-name="Preformatted_20_Text">Mostrar siempre los detalles</text:p>
      <text:p text:style-name="Preformatted_20_Text">Copiar</text:p>
      <text:p text:style-name="P1"><text:span text:style-name="Source_20_Text">echo "# Cocción al Vapor\nDefinición: Técnica que cocina los alimentos utilizando vapor de agua." &gt; tecnicas/coccion-al-vapor.md</text:span></text:p>
      <text:p text:style-name="P1"><text:span text:style-name="Source_20_Text">git add tecnicas/coccion-al-vapor.md</text:span></text:p>
      <text:p text:style-name="P1"><text:span text:style-name="Source_20_Text">git commit -m "Agregar definición de cocción al vapor"</text:span></text:p>
      <text:p text:style-name="P1"/>
      <text:p text:style-name="P1"><text:span text:style-name="Source_20_Text">echo "\n## Herramientas necesarias\n- Vaporera\n- Olla\n- Tapa hermética" &gt;&gt; tecnicas/coccion-al-vapor.md</text:span></text:p>
      <text:p text:style-name="P1"><text:soft-page-break/><text:span text:style-name="Source_20_Text">git add tecnicas/coccion-al-vapor.md</text:span></text:p>
      <text:p text:style-name="P1"><text:span text:style-name="Source_20_Text">git commit -m "Agregar herramientas necesarias"</text:span></text:p>
      <text:p text:style-name="P1"/>
      <text:p text:style-name="P1"><text:span text:style-name="Source_20_Text">echo "\n## Pasos\n1. Calentar agua\n2. Colocar alimentos\n3. Tapar y cocinar" &gt;&gt; tecnicas/coccion-al-vapor.md</text:span></text:p>
      <text:p text:style-name="P1"><text:span text:style-name="Source_20_Text">git add tecnicas/coccion-al-vapor.md</text:span></text:p>
      <text:p text:style-name="P1"><text:span text:style-name="Source_20_Text">git commit -m "Agregar pasos"</text:span></text:p>
      <text:p text:style-name="P1"/>
      <text:p text:style-name="P1"><text:span text:style-name="Source_20_Text">echo "\n## Ejemplos de platos\n- Brócoli\n- Pescado\n- Dumplings" &gt;&gt; tecnicas/coccion-al-vapor.md</text:span></text:p>
      <text:p text:style-name="P1"><text:span text:style-name="Source_20_Text">git add tecnicas/coccion-al-vapor.md</text:span></text:p>
      <text:p text:style-name="P1"><text:span text:style-name="Source_20_Text">git commit -m "Agregar ejemplos"</text:span></text:p>
      <text:p text:style-name="P1"/>
      <text:p text:style-name="P1"><text:span text:style-name="Source_20_Text">echo "\n## Precauciones\n- No abrir la tapa\n- Revisar el nivel de agua" &gt;&gt; tecnicas/coccion-al-vapor.md</text:span></text:p>
      <text:p text:style-name="P1"><text:span text:style-name="Source_20_Text">git add tecnicas/coccion-al-vapor.md</text:span></text:p>
      <text:p text:style-name="P2"><text:span text:style-name="Source_20_Text">git commit -m "Agregar precauciones"</text:span></text:p>
      <text:h text:style-name="Heading_20_2" text:outline-level="2">Fusionar ramas en main</text:h>
      <text:p text:style-name="Preformatted_20_Text">bash</text:p>
      <text:p text:style-name="Preformatted_20_Text">Mostrar siempre los detalles</text:p>
      <text:p text:style-name="Preformatted_20_Text">Copiar</text:p>
      <text:p text:style-name="P1"><text:span text:style-name="Source_20_Text">git checkout main</text:span></text:p>
      <text:p text:style-name="P1"><text:span text:style-name="Source_20_Text">git merge coccion-al-vapor</text:span></text:p>
      <text:p text:style-name="P1"><text:span text:style-name="Source_20_Text">git merge salteado</text:span></text:p>
      <text:p text:style-name="P1"><text:span text:style-name="Source_20_Text">git merge horneado</text:span></text:p>
      <text:p text:style-name="P1"><text:span text:style-name="Source_20_Text">git merge fermentacion</text:span></text:p>
      <text:p text:style-name="P2"><text:span text:style-name="Source_20_Text">git merge sous-vide</text:span></text:p>
      <text:h text:style-name="Heading_20_2" text:outline-level="2">Crear README.md</text:h>
      <text:p text:style-name="Preformatted_20_Text">bash</text:p>
      <text:p text:style-name="Preformatted_20_Text">Mostrar siempre los detalles</text:p>
      <text:p text:style-name="Preformatted_20_Text">Copiar</text:p>
      <text:p text:style-name="P1"><text:span text:style-name="Source_20_Text">echo "# Mini Guía de Técnicas Culinarias" &gt; README.md</text:span></text:p>
      <text:p text:style-name="P1"><text:span text:style-name="Source_20_Text">echo "- [Cocción al Vapor](tecnicas/coccion-al-vapor.md)" &gt;&gt; README.md</text:span></text:p>
      <text:p text:style-name="P1"><text:span text:style-name="Source_20_Text">echo "- [Salteado](tecnicas/salteado.md)" &gt;&gt; README.md</text:span></text:p>
      <text:p text:style-name="P1"><text:span text:style-name="Source_20_Text">echo "- [Horneado](tecnicas/horneado.md)" &gt;&gt; README.md</text:span></text:p>
      <text:p text:style-name="P1"><text:span text:style-name="Source_20_Text">echo "- [Fermentación](tecnicas/fermentacion.md)" &gt;&gt; README.md</text:span></text:p>
      <text:p text:style-name="P1"><text:span text:style-name="Source_20_Text">echo "- [Sous-vide](tecnicas/sous-vide.md)" &gt;&gt; README.md</text:span></text:p>
      <text:p text:style-name="P1"><text:span text:style-name="Source_20_Text">git add README.md</text:span></text:p>
      <text:p text:style-name="P2"><text:span text:style-name="Source_20_Text">git commit -m "Agregar índice de técnicas al README"</text:span></text:p>
      <text:h text:style-name="Heading_20_2" text:outline-level="2">Subir a GitHub</text:h>
      <text:p text:style-name="Preformatted_20_Text">bash</text:p>
      <text:p text:style-name="Preformatted_20_Text">Mostrar siempre los detalles</text:p>
      <text:p text:style-name="Preformatted_20_Text">Copiar</text:p>
      <text:p text:style-name="P1"><text:span text:style-name="Source_20_Text">git remote add origin https://github.com/TU_USUARIO/GuiaTecnicasCocina.git</text:span></text:p>
      <text:p text:style-name="P1"><text:span text:style-name="Source_20_Text">git branch -M main</text:span></text:p>
      <text:p text:style-name="P2"><text:span text:style-name="Source_20_Text">git push -u origin main</text:span></text:p>
      <text:p text:style-name="Text_20_body">"""</text:p>
      <text:h text:style-name="Heading_20_1" text:outline-level="1"><text:soft-page-break/>Añadir contenido Markdown al PDF</text:h>
      <text:p text:style-name="Text_20_body">pdf.set_font("Courier", size=10)<text:line-break/>for line in markdown_content.split('\n'):<text:line-break/>pdf.multi_cell(0, 5, line)</text:p>
      <text:h text:style-name="Heading_20_1" text:outline-level="1">Guardar PDF</text:h>
      <text:p text:style-name="Text_20_body">pdf_path = "/mnt/data/Ejercicio3_Markdown_Comandos.pdf"<text:line-break/>pdf.output(pdf_path)</text:p>
      <text:p text:style-name="Text_20_body">pdf_path</text:p>
      <text:p text:style-name="Preformatted_20_Text">Mostrar siempre los detalles</text:p>
      <text:p text:style-name="P3">Copiar</text:p>
      <text:p text:style-name="Text_20_body">Resultado</text:p>
      <text:p text:style-name="P3">'/mnt/data/Ejercicio3_Markdown_Comandos.pdf'</text:p>
      <text:p text:style-name="Text_20_body">Aquí tienes el PDF con los comandos en formato estilo Markdown y Git para el <text:span text:style-name="Strong_20_Emphasis">Ejercicio 3: Mini Guía de Técnicas Culinarias</text:span>:</text:p>
      <text:p text:style-name="Text_20_body">📄 Haz clic aquí para descargar el PDF</text:p>
      <text:p text:style-name="Text_20_body">¿Quieres que también incluya ejemplos para las otras técnicas? </text:p>
      <text:p text:style-name="Text_20_body">4o</text:p>
      <text:h text:style-name="Heading_20_5" text:outline-level="5">Dijiste:</text:h>
      <text:p text:style-name="Text_20_body">camper@cmd-90519000279:~/Documentos/GuiaDeBebidas/bebidas$ git commit "se realizo merge de la rama mein y alemania" fatal: no se puede realizar un commit parcial durante una fusión.</text:p>
      <text:h text:style-name="Heading_20_6" text:outline-level="6">ChatGPT dijo:</text:h>
      <text:p text:style-name="Text_20_body">El error que ves:</text:p>
      <text:p text:style-name="Preformatted_20_Text">yaml</text:p>
      <text:p text:style-name="Preformatted_20_Text">CopiarEditar</text:p>
      <text:p text:style-name="P2"><text:span text:style-name="Source_20_Text">fatal: no se puede realizar un commit parcial durante una fusión.</text:span></text:p>
      <text:p text:style-name="Text_20_body">se debe a que estás intentando usar <text:span text:style-name="Source_20_Text">git commit</text:span> <text:span text:style-name="Strong_20_Emphasis">con un mensaje directamente sin usar el flag </text:span><text:span text:style-name="Strong_20_Emphasis"><text:span text:style-name="Source_20_Text">-m</text:span></text:span>, y posiblemente en medio de un <text:span text:style-name="Strong_20_Emphasis">merge conflict</text:span> o un merge aún no completado.</text:p>
      <text:p text:style-name="Horizontal_20_Line"/>
      <text:h text:style-name="Heading_20_3" text:outline-level="3">✅ Solución paso a paso</text:h>
      <text:list xml:id="list2486848067" text:style-name="L9">
        <text:list-item>
          <text:p text:style-name="P16"><text:span text:style-name="Strong_20_Emphasis">Asegúrate de usar el flag </text:span><text:span text:style-name="Strong_20_Emphasis"><text:span text:style-name="Source_20_Text">-m</text:span></text:span><text:span text:style-name="Strong_20_Emphasis"> para el mensaje:</text:span></text:p>
        </text:list-item>
      </text:list>
      <text:p text:style-name="Preformatted_20_Text">bash</text:p>
      <text:p text:style-name="Preformatted_20_Text">CopiarEditar</text:p>
      <text:p text:style-name="P2"><text:soft-page-break/><text:span text:style-name="Source_20_Text">git commit -m "Se realizó merge de la rama main y alemania"</text:span></text:p>
      <text:p text:style-name="Quotations">Sin <text:span text:style-name="Source_20_Text">-m</text:span>, Git interpreta que quieres hacer un commit interactivo, y eso no está permitido durante una fusión si no se ha resuelto todo correctamente.</text:p>
      <text:p text:style-name="Horizontal_20_Line"/>
      <text:list xml:id="list1241923409" text:style-name="L10">
        <text:list-item>
          <text:p text:style-name="P17"><text:span text:style-name="Strong_20_Emphasis">¿Estás en medio de una fusión con conflictos?</text:span></text:p>
        </text:list-item>
      </text:list>
      <text:p text:style-name="Text_20_body">Verifica si hay conflictos sin resolver:</text:p>
      <text:p text:style-name="Preformatted_20_Text">bash</text:p>
      <text:p text:style-name="Preformatted_20_Text">CopiarEditar</text:p>
      <text:p text:style-name="P2"><text:span text:style-name="Source_20_Text">git status</text:span></text:p>
      <text:p text:style-name="Text_20_body">Si ves algo como "Unmerged paths", significa que hay archivos con conflictos. Entonces debes:</text:p>
      <text:list xml:id="list29992697" text:style-name="L11">
        <text:list-item>
          <text:p text:style-name="P18">Editar los archivos conflictivos y resolver los conflictos.</text:p>
        </text:list-item>
        <text:list-item>
          <text:p text:style-name="P18">Añadir los archivos resueltos:</text:p>
        </text:list-item>
      </text:list>
      <text:p text:style-name="Preformatted_20_Text">bash</text:p>
      <text:p text:style-name="Preformatted_20_Text">CopiarEditar</text:p>
      <text:p text:style-name="P2"><text:span text:style-name="Source_20_Text">git add nombre-del-archivo</text:span></text:p>
      <text:list xml:id="list2293546988" text:style-name="L12">
        <text:list-item>
          <text:p text:style-name="P19">Luego sí puedes hacer el commit final del merge:</text:p>
        </text:list-item>
      </text:list>
      <text:p text:style-name="Preformatted_20_Text">bash</text:p>
      <text:p text:style-name="Preformatted_20_Text">CopiarEditar</text:p>
      <text:p text:style-name="P2"><text:span text:style-name="Source_20_Text">git commit -m "Conflictos resueltos entre main y alemania"</text:span></text:p>
      <text:p text:style-name="Horizontal_20_Line"/>
      <text:h text:style-name="Heading_20_3" text:outline-level="3">📌 Resumen</text:h>
      <table:table table:name="Tabla1" table:style-name="Tabla1">
        <table:table-column table:style-name="Tabla1.A"/>
        <table:table-column table:style-name="Tabla1.B"/>
        <table:table-header-rows>
          <table:table-row>
            <table:table-cell table:style-name="Tabla1.A1" office:value-type="string">
              <text:p text:style-name="Table_20_Heading">Acción</text:p>
            </table:table-cell>
            <table:table-cell table:style-name="Tabla1.A1" office:value-type="string">
              <text:p text:style-name="Table_20_Heading">Comando correcto</text:p>
            </table:table-cell>
          </table:table-row>
        </table:table-header-rows>
        <table:table-row>
          <table:table-cell table:style-name="Tabla1.A1" office:value-type="string">
            <text:p text:style-name="Table_20_Contents">Commit con mensaje</text:p>
          </table:table-cell>
          <table:table-cell table:style-name="Tabla1.A1" office:value-type="string">
            <text:p text:style-name="Table_20_Contents"><text:span text:style-name="Source_20_Text">git commit -m "mensaje"</text:span></text:p>
          </table:table-cell>
        </table:table-row>
        <table:table-row>
          <table:table-cell table:style-name="Tabla1.A1" office:value-type="string">
            <text:p text:style-name="Table_20_Contents">Después de conflictos</text:p>
          </table:table-cell>
          <table:table-cell table:style-name="Tabla1.A1" office:value-type="string">
            <text:p text:style-name="Table_20_Contents"><text:span text:style-name="Source_20_Text">git add .</text:span> y luego <text:span text:style-name="Source_20_Text">git commit -m "mensaje"</text:span></text:p>
          </table:table-cell>
        </table:table-row>
      </table:table>
      <text:p text:style-name="Text_20_body">¿Quieres que revisemos paso a paso cómo resolver conflictos o hacer el merge correctamente?</text:p>
      <text:p text:style-name="Text_20_body">4o</text:p>
      <text:h text:style-name="Heading_20_5" text:outline-level="5">Dijiste:</text:h>
      <text:p text:style-name="Text_20_body">camper@cmd-90519000279:~/Documentos/GuiaDeBebidas/bebidas$ git merge italia Los cambios locales a los archivos siguientes serían sobreescritos al fusionar: brasil.mdcamper@cmd-90519000279:~/Documentos/GuiaDeBebidas/bebidas$ git merge italia Los cambios locales a los archivos siguientes serían sobreescritos al fusionar: brasil.mdcamper@cmd-90519000279:~/Documentos/GuiaDeBebidas/bebidas$ git merge italia Los cambios locales a los archivos siguientes serían sobreescritos al fusionar: brasil.mdcamper@cmd-90519000279:~/Documentos/GuiaDeBebidas/bebidas$ ^C camper@cmd-90519000279:~/Documentos/GuiaDeBebidas/bebidas$ </text:p>
      <text:h text:style-name="Heading_20_6" text:outline-level="6"><text:soft-page-break/>ChatGPT dijo:</text:h>
      <text:p text:style-name="Text_20_body">Ese mensaje:</text:p>
      <text:p text:style-name="Preformatted_20_Text">css</text:p>
      <text:p text:style-name="Preformatted_20_Text">CopiarEditar</text:p>
      <text:p text:style-name="P2"><text:span text:style-name="Source_20_Text">Los cambios locales a los archivos siguientes serían sobreescritos al fusionar: brasil.md</text:span></text:p>
      <text:p text:style-name="Text_20_body">significa que <text:span text:style-name="Strong_20_Emphasis">tienes cambios locales sin guardar (sin commit)</text:span> en el archivo <text:span text:style-name="Source_20_Text">brasil.md</text:span> y si haces el <text:span text:style-name="Source_20_Text">merge</text:span>, Git los sobrescribirá.</text:p>
      <text:p text:style-name="Horizontal_20_Line"/>
      <text:h text:style-name="Heading_20_3" text:outline-level="3">✅ ¿Cómo solucionarlo?</text:h>
      <text:p text:style-name="Text_20_body">Tienes <text:span text:style-name="Strong_20_Emphasis">3 opciones</text:span>, según lo que necesites hacer:</text:p>
      <text:p text:style-name="Horizontal_20_Line"/>
      <text:h text:style-name="Heading_20_3" text:outline-level="3">Opción 1: <text:span text:style-name="Strong_20_Emphasis">Guardar tus cambios con un commit</text:span></text:h>
      <text:p text:style-name="Text_20_body">Si los cambios en <text:span text:style-name="Source_20_Text">brasil.md</text:span> son importantes y los quieres conservar:</text:p>
      <text:p text:style-name="Preformatted_20_Text">bash</text:p>
      <text:p text:style-name="Preformatted_20_Text">CopiarEditar</text:p>
      <text:p text:style-name="P1"><text:span text:style-name="Source_20_Text">git add brasil.md</text:span></text:p>
      <text:p text:style-name="P1"><text:span text:style-name="Source_20_Text">git commit -m "Guardar cambios locales en brasil.md antes de merge"</text:span></text:p>
      <text:p text:style-name="P2"><text:span text:style-name="Source_20_Text">git merge italia</text:span></text:p>
      <text:p text:style-name="Horizontal_20_Line"/>
      <text:h text:style-name="Heading_20_3" text:outline-level="3">Opción 2: <text:span text:style-name="Strong_20_Emphasis">Guardar los cambios temporalmente (stash)</text:span></text:h>
      <text:p text:style-name="Text_20_body">Si aún no quieres hacer commit pero tampoco quieres perder los cambios, puedes usar <text:span text:style-name="Source_20_Text">stash</text:span>:</text:p>
      <text:p text:style-name="Preformatted_20_Text">bash</text:p>
      <text:p text:style-name="Preformatted_20_Text">CopiarEditar</text:p>
      <text:p text:style-name="P1"><text:span text:style-name="Source_20_Text">git stash</text:span></text:p>
      <text:p text:style-name="P1"><text:span text:style-name="Source_20_Text">git merge italia</text:span></text:p>
      <text:p text:style-name="P2"><text:span text:style-name="Source_20_Text">git stash pop <text:s/># Recupera tus cambios después del merge</text:span></text:p>
      <text:p text:style-name="Horizontal_20_Line"/>
      <text:h text:style-name="Heading_20_3" text:outline-level="3">Opción 3: <text:span text:style-name="Strong_20_Emphasis">Descartar tus cambios si NO los necesitas</text:span></text:h>
      <text:p text:style-name="Text_20_body">⚠️ Esto eliminará tus cambios en <text:span text:style-name="Source_20_Text">brasil.md</text:span>:</text:p>
      <text:p text:style-name="Preformatted_20_Text">bash</text:p>
      <text:p text:style-name="Preformatted_20_Text">CopiarEditar</text:p>
      <text:p text:style-name="P1"><text:span text:style-name="Source_20_Text">git checkout -- brasil.md</text:span></text:p>
      <text:p text:style-name="P2"><text:span text:style-name="Source_20_Text">git merge italia</text:span></text:p>
      <text:p text:style-name="Horizontal_20_Line"/>
      <text:h text:style-name="Heading_20_3" text:outline-level="3"><text:soft-page-break/>🧠 Recomendación general</text:h>
      <text:p text:style-name="Text_20_body">Siempre haz un <text:span text:style-name="Source_20_Text">git status</text:span> antes de hacer <text:span text:style-name="Source_20_Text">merge</text:span> para ver si tienes cambios pendientes.</text:p>
      <text:p text:style-name="Text_20_body">¿Quieres que te diga cuál es la mejor opción para ti según tu situación actual? ¿Modificaste <text:span text:style-name="Source_20_Text">brasil.md</text:span> a propósito o fue accidental?</text:p>
      <text:p text:style-name="Text_20_body">4o</text:p>
      <text:h text:style-name="Heading_20_5" text:outline-level="5"><text:soft-page-break/>Dijiste:</text:h>
      <text:p text:style-name="P8"><draw:frame draw:style-name="fr1" draw:name="Imagen1" text:anchor-type="as-char" svg:width="42.81cm" svg:height="19.738cm" draw:z-index="0"><draw:image xlink:href="https://files09.oaiusercontent.com/file-RqXDY6RbpfiQkBTmPQfkjt?se=2025-05-26T22%3A38%3A49Z&amp;sp=r&amp;sv=2024-08-04&amp;sr=b&amp;rscc=max-age%3D299%2C%20immutable%2C%20private&amp;rscd=attachment%3B%20filename%3Df554e842-699f-4c26-a999-dd71c30c7b14.png&amp;sig=3x4svv5nBFl06bd5nWnz9ehz9oatXS1RmZwg2bI8fVo%3D" xlink:type="simple" xlink:show="embed" xlink:actuate="onLoad"/><svg:title>Imagen cargada</svg:title></draw:frame></text:p>
      <text:p text:style-name="Text_20_body">si me sale esta ventana que tengo que hacer </text:p>
      <text:h text:style-name="Heading_20_6" text:outline-level="6">ChatGPT dijo:</text:h>
      <text:p text:style-name="Text_20_body">¡Perfecto! Esa ventana que estás viendo es el editor de texto <text:span text:style-name="Source_20_Text">nano</text:span>, que Git abre automáticamente cuando haces un <text:span text:style-name="Strong_20_Emphasis">merge</text:span> y no usaste <text:span text:style-name="Source_20_Text">-m</text:span> para escribir el mensaje de commit.</text:p>
      <text:p text:style-name="Horizontal_20_Line"/>
      <text:h text:style-name="Heading_20_3" text:outline-level="3"><text:soft-page-break/>✅ ¿Qué hacer en esta pantalla?</text:h>
      <text:p text:style-name="Text_20_body">Ya estás dentro del mensaje de commit del merge, lo único que debes hacer es:</text:p>
      <text:list xml:id="list1691261576" text:style-name="L13">
        <text:list-item>
          <text:p text:style-name="P20"><text:span text:style-name="Strong_20_Emphasis">Escribir un mensaje (opcional)</text:span><text:line-break/>Puedes dejar la línea <text:span text:style-name="Source_20_Text">Merge branch 'italia'</text:span> como está o escribir algo más descriptivo si deseas, como:</text:p>
          <text:p text:style-name="P4">css</text:p>
          <text:p text:style-name="P4">CopiarEditar</text:p>
          <text:p text:style-name="P5"><text:span text:style-name="Source_20_Text">Se fusionó la rama italia con main agregando bebidas italianas.</text:span></text:p>
        </text:list-item>
        <text:list-item>
          <text:p text:style-name="P20"><text:span text:style-name="Strong_20_Emphasis">Guardar y salir de nano:</text:span></text:p>
          <text:list>
            <text:list-item>
              <text:p text:style-name="P20">Presiona <text:span text:style-name="Source_20_Text">Ctrl + O</text:span> → esto guarda el archivo.</text:p>
            </text:list-item>
            <text:list-item>
              <text:p text:style-name="P20">Presiona <text:span text:style-name="Source_20_Text">Enter</text:span> → para confirmar el nombre del archivo.</text:p>
            </text:list-item>
            <text:list-item>
              <text:p text:style-name="P20">Luego presiona <text:span text:style-name="Source_20_Text">Ctrl + X</text:span> → para salir del editor.</text:p>
            </text:list-item>
          </text:list>
        </text:list-item>
      </text:list>
      <text:p text:style-name="Horizontal_20_Line"/>
      <text:h text:style-name="Heading_20_3" text:outline-level="3">📌 Resultado</text:h>
      <text:p text:style-name="Text_20_body">Después de eso, Git completará automáticamente el merge y se creará el commit correspondiente.</text:p>
      <text:p text:style-name="Text_20_body">¿Quieres evitar que Git abra <text:span text:style-name="Source_20_Text">nano</text:span> en el futuro? Puedes escribir el mensaje directamente en el comando así:</text:p>
      <text:p text:style-name="Preformatted_20_Text">bash</text:p>
      <text:p text:style-name="Preformatted_20_Text">CopiarEditar</text:p>
      <text:p text:style-name="P2"><text:span text:style-name="Source_20_Text">git merge italia -m "Se fusionó la rama italia con main"</text:span></text:p>
      <text:p text:style-name="Text_20_body">¿Te gustaría que te muestre cómo configurar VS Code como tu editor de Git por defecto?</text:p>
      <text:p text:style-name="Text_20_body">4o</text:p>
      <text:h text:style-name="Heading_20_5" text:outline-level="5">Dijiste:</text:h>
      <text:p text:style-name="Text_20_body">me puedes hacer un menú para el readme para el primer ejercicio que es el de las bebidas de los pises</text:p>
      <text:h text:style-name="Heading_20_6" text:outline-level="6">ChatGPT dijo:</text:h>
      <text:p text:style-name="Text_20_body">¡Claro! Aquí tienes un ejemplo de un <text:span text:style-name="Strong_20_Emphasis">menú para el </text:span><text:span text:style-name="Strong_20_Emphasis"><text:span text:style-name="Source_20_Text">README.md</text:span></text:span> del repositorio del <text:span text:style-name="Strong_20_Emphasis">Ejercicio 1: Guía de Bebidas Internacionales</text:span>, con enlaces a los archivos <text:span text:style-name="Source_20_Text">.md</text:span> de cada país:</text:p>
      <text:p text:style-name="Horizontal_20_Line"/>
      <text:h text:style-name="Heading_20_2" text:outline-level="2">🥂 Guía de Bebidas Internacionales</text:h>
      <text:p text:style-name="Text_20_body">Bienvenido a esta colección de menús de bebidas típicas de diferentes países del mundo. Explora las costumbres, sabores y recomendaciones de servicio de cada cultura.</text:p>
      <text:h text:style-name="Heading_20_3" text:outline-level="3"><text:soft-page-break/>🌍 Menú por País</text:h>
      <text:list xml:id="list3987428925" text:style-name="L14">
        <text:list-item>
          <text:p text:style-name="P21">🇧🇷 Brasil</text:p>
        </text:list-item>
        <text:list-item>
          <text:p text:style-name="P21">🇩🇪 Alemania</text:p>
        </text:list-item>
        <text:list-item>
          <text:p text:style-name="P21">🇯🇵 Japón</text:p>
        </text:list-item>
        <text:list-item>
          <text:p text:style-name="P21">🇲🇽 México</text:p>
        </text:list-item>
        <text:list-item>
          <text:p text:style-name="P21">🇮🇹 Italia</text:p>
        </text:list-item>
      </text:list>
      <text:p text:style-name="Horizontal_20_Line"/>
      <text:h text:style-name="Heading_20_3" text:outline-level="3">📌 Contenido de cada menú</text:h>
      <text:p text:style-name="Text_20_body">Cada archivo incluye:</text:p>
      <text:list xml:id="list2451624628" text:style-name="L15">
        <text:list-item>
          <text:p text:style-name="P22"><text:span text:style-name="Strong_20_Emphasis">Título del menú</text:span></text:p>
        </text:list-item>
        <text:list-item>
          <text:p text:style-name="P22"><text:span text:style-name="Strong_20_Emphasis">Descripción general de las bebidas del país</text:span></text:p>
        </text:list-item>
        <text:list-item>
          <text:p text:style-name="P22"><text:span text:style-name="Strong_20_Emphasis">Bebidas alcohólicas típicas</text:span></text:p>
        </text:list-item>
        <text:list-item>
          <text:p text:style-name="P22"><text:span text:style-name="Strong_20_Emphasis">Bebidas sin alcohol</text:span></text:p>
        </text:list-item>
        <text:list-item>
          <text:p text:style-name="P22"><text:span text:style-name="Strong_20_Emphasis">Consejos para servir o maridar</text:span></text:p>
        </text:list-item>
      </text:list>
      <text:p text:style-name="Quotations">¡Explora y encuentra tu bebida favorita del mundo!</text:p>
      <text:p text:style-name="Horizontal_20_Line"/>
      <text:p text:style-name="Text_20_body">¿Quieres que te lo pase en un archivo <text:span text:style-name="Source_20_Text">.md</text:span> listo para subir al repo?</text:p>
      <text:p text:style-name="Text_20_body">4o</text:p>
      <text:h text:style-name="Heading_20_5" text:outline-level="5">Dijiste:</text:h>
      <text:p text:style-name="Text_20_body">pero el menu regalamelo en un .md</text:p>
      <text:h text:style-name="Heading_20_6" text:outline-level="6">ChatGPT dijo:</text:h>
      <text:p text:style-name="Text_20_body">Análisis con errores</text:p>
      <text:p text:style-name="Preformatted_20_Text">python</text:p>
      <text:p text:style-name="Preformatted_20_Text">Mostrar siempre los detalles</text:p>
      <text:p text:style-name="Preformatted_20_Text">Copiar</text:p>
      <text:p text:style-name="P1"><text:span text:style-name="Source_20_Text">from pathlib import Path</text:span></text:p>
      <text:p text:style-name="P1"/>
      <text:p text:style-name="P1"><text:span text:style-name="Source_20_Text"># Contenido del README.md para el primer ejercicio</text:span></text:p>
      <text:p text:style-name="P1"><text:span text:style-name="Source_20_Text">readme_content = """# 🥂 Guía de Bebidas Internacionales</text:span></text:p>
      <text:p text:style-name="P1"/>
      <text:p text:style-name="P1"><text:span text:style-name="Source_20_Text">Bienvenido a esta colección de menús de bebidas típicas de diferentes países del mundo. Explora las costumbres, sabores y recomendaciones de servicio de cada cultura.</text:span></text:p>
      <text:p text:style-name="P1"/>
      <text:p text:style-name="P1"><text:span text:style-name="Source_20_Text">## 🌍 Menú por País</text:span></text:p>
      <text:p text:style-name="P1"/>
      <text:p text:style-name="P1"><text:span text:style-name="Source_20_Text">- 🇧🇷 [Brasil](./bebidas/brasil.md)</text:span></text:p>
      <text:p text:style-name="P1"><text:soft-page-break/><text:span text:style-name="Source_20_Text">- 🇩🇪 [Alemania](./bebidas/alemania.md)</text:span></text:p>
      <text:p text:style-name="P1"><text:span text:style-name="Source_20_Text">- 🇯🇵 [Japón](./bebidas/japon.md)</text:span></text:p>
      <text:p text:style-name="P1"><text:span text:style-name="Source_20_Text">- 🇲🇽 [México](./bebidas/mexico.md)</text:span></text:p>
      <text:p text:style-name="P1"><text:span text:style-name="Source_20_Text">- 🇮🇹 [Italia](./bebidas/italia.md)</text:span></text:p>
      <text:p text:style-name="P1"/>
      <text:p text:style-name="P1"><text:span text:style-name="Source_20_Text">---</text:span></text:p>
      <text:p text:style-name="P1"/>
      <text:p text:style-name="P1"><text:span text:style-name="Source_20_Text">## 📌 Contenido de cada menú</text:span></text:p>
      <text:p text:style-name="P1"/>
      <text:p text:style-name="P1"><text:span text:style-name="Source_20_Text">Cada archivo incluye:</text:span></text:p>
      <text:p text:style-name="P1"/>
      <text:p text:style-name="P1"><text:span text:style-name="Source_20_Text">1. **Título del menú**</text:span></text:p>
      <text:p text:style-name="P1"><text:span text:style-name="Source_20_Text">2. **Descripción general de las bebidas del país**</text:span></text:p>
      <text:p text:style-name="P1"><text:span text:style-name="Source_20_Text">3. **Bebidas alcohólicas típicas**</text:span></text:p>
      <text:p text:style-name="P1"><text:span text:style-name="Source_20_Text">4. **Bebidas sin alcohol**</text:span></text:p>
      <text:p text:style-name="P1"><text:span text:style-name="Source_20_Text">5. **Consejos para servir o maridar**</text:span></text:p>
      <text:p text:style-name="P1"/>
      <text:p text:style-name="P1"><text:span text:style-name="Source_20_Text">&gt; ¡Explora y encuentra tu bebida favorita del mundo!</text:span></text:p>
      <text:p text:style-name="P1"><text:span text:style-name="Source_20_Text">"""</text:span></text:p>
      <text:p text:style-name="P1"/>
      <text:p text:style-name="P1"><text:span text:style-name="Source_20_Text"># Guardar el archivo README.md</text:span></text:p>
      <text:p text:style-name="P1"><text:span text:style-name="Source_20_Text">readme_path = "/mnt/data/README_GuiaDeBebidas.md"</text:span></text:p>
      <text:p text:style-name="P1"><text:span text:style-name="Source_20_Text">Path(readme_path).write_text(readme_content, encoding="utf-8")</text:span></text:p>
      <text:p text:style-name="P2"><text:span text:style-name="Source_20_Text">readme_path</text:span></text:p>
      <text:p text:style-name="Text_20_body">Analizado</text:p>
      <text:p text:style-name="Preformatted_20_Text">python</text:p>
      <text:p text:style-name="Preformatted_20_Text">Mostrar siempre los detalles</text:p>
      <text:p text:style-name="Preformatted_20_Text">Copiar</text:p>
      <text:p text:style-name="P1"><text:span text:style-name="Source_20_Text">from pathlib import Path</text:span></text:p>
      <text:p text:style-name="P1"/>
      <text:p text:style-name="P1"><text:span text:style-name="Source_20_Text"># Contenido del README.md para el primer ejercicio</text:span></text:p>
      <text:p text:style-name="P1"><text:span text:style-name="Source_20_Text">readme_content = """# 🥂 Guía de Bebidas Internacionales</text:span></text:p>
      <text:p text:style-name="P1"/>
      <text:p text:style-name="P1"><text:span text:style-name="Source_20_Text">Bienvenido a esta colección de menús de bebidas típicas de diferentes países del mundo. Explora las costumbres, sabores y recomendaciones de servicio de cada cultura.</text:span></text:p>
      <text:p text:style-name="P1"/>
      <text:p text:style-name="P1"><text:span text:style-name="Source_20_Text">## 🌍 Menú por País</text:span></text:p>
      <text:p text:style-name="P1"/>
      <text:p text:style-name="P1"><text:span text:style-name="Source_20_Text">- 🇧🇷 [Brasil](./bebidas/brasil.md)</text:span></text:p>
      <text:p text:style-name="P1"><text:span text:style-name="Source_20_Text">- 🇩🇪 [Alemania](./bebidas/alemania.md)</text:span></text:p>
      <text:p text:style-name="P1"><text:span text:style-name="Source_20_Text">- 🇯🇵 [Japón](./bebidas/japon.md)</text:span></text:p>
      <text:p text:style-name="P1"><text:span text:style-name="Source_20_Text">- 🇲🇽 [México](./bebidas/mexico.md)</text:span></text:p>
      <text:p text:style-name="P1"><text:span text:style-name="Source_20_Text">- 🇮🇹 [Italia](./bebidas/italia.md)</text:span></text:p>
      <text:p text:style-name="P1"/>
      <text:p text:style-name="P1"><text:span text:style-name="Source_20_Text">---</text:span></text:p>
      <text:p text:style-name="P1"/>
      <text:p text:style-name="P1"><text:span text:style-name="Source_20_Text">## 📌 Contenido de cada menú</text:span></text:p>
      <text:p text:style-name="P1"/>
      <text:p text:style-name="P1"><text:span text:style-name="Source_20_Text">Cada archivo incluye:</text:span></text:p>
      <text:p text:style-name="P1"/>
      <text:p text:style-name="P1"><text:span text:style-name="Source_20_Text">1. **Título del menú**</text:span></text:p>
      <text:p text:style-name="P1"><text:span text:style-name="Source_20_Text">2. **Descripción general de las bebidas del país**</text:span></text:p>
      <text:p text:style-name="P1"><text:span text:style-name="Source_20_Text">3. **Bebidas alcohólicas típicas**</text:span></text:p>
      <text:p text:style-name="P1"><text:span text:style-name="Source_20_Text">4. **Bebidas sin alcohol**</text:span></text:p>
      <text:p text:style-name="P1"><text:span text:style-name="Source_20_Text">5. **Consejos para servir o maridar**</text:span></text:p>
      <text:p text:style-name="P1"/>
      <text:p text:style-name="P1"><text:soft-page-break/><text:span text:style-name="Source_20_Text">&gt; ¡Explora y encuentra tu bebida favorita del mundo!</text:span></text:p>
      <text:p text:style-name="P1"><text:span text:style-name="Source_20_Text">"""</text:span></text:p>
      <text:p text:style-name="P1"/>
      <text:p text:style-name="P1"><text:span text:style-name="Source_20_Text"># Guardar el archivo README.md</text:span></text:p>
      <text:p text:style-name="P1"><text:span text:style-name="Source_20_Text">readme_path = "/mnt/data/README_GuiaDeBebidas.md"</text:span></text:p>
      <text:p text:style-name="P1"><text:span text:style-name="Source_20_Text">Path(readme_path).write_text(readme_content, encoding="utf-8")</text:span></text:p>
      <text:p text:style-name="P2"><text:span text:style-name="Source_20_Text">readme_path</text:span></text:p>
      <text:p text:style-name="Text_20_body">Resultado</text:p>
      <text:p text:style-name="P3">'/mnt/data/README_GuiaDeBebidas.md'</text:p>
      <text:p text:style-name="Text_20_body">Aquí tienes el archivo <text:span text:style-name="Source_20_Text">.md</text:span> con el menú para el <text:span text:style-name="Strong_20_Emphasis">Ejercicio 1: Guía de Bebidas Internacionales</text:span>:</text:p>
      <text:p text:style-name="Text_20_body">📄 Descargar README_GuiaDeBebidas.md</text:p>
      <text:p text:style-name="Text_20_body">Puedes abrirlo directamente en tu editor de texto o subirlo a tu repositorio de GitHub. ¿Quieres que genere menús similares para los otros ejercicios también? </text:p>
      <text:p text:style-name="P8">4o</text:p>
      <text:section text:style-name="Sect1" text:name="thread-bottom-container">
        <text:p text:style-name="P8"/>
        <text:section text:style-name="Sect1" text:name="thread-bottom">
          <text:p text:style-name="P8"><draw:control text:anchor-type="as-char" draw:z-index="1" draw:name="Forma1" draw:style-name="gr1" draw:text-style-name="P24" svg:width="4.605cm" svg:height="0.768cm" draw:control="control1"/></text:p>
          <text:section text:style-name="Sect1" text:name="prompt-textarea">
            <text:p text:style-name="Text_20_body"/>
          </text:section>
          <text:p text:style-name="P8"><draw:control text:anchor-type="as-char" draw:z-index="2" draw:name="Forma2" draw:style-name="gr1" draw:text-style-name="P23" svg:width="4.869cm" svg:height="0.556cm" draw:control="control2"/></text:p>
          <text:p text:style-name="Text_20_body">Herramientas</text:p>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6T17:52:45.430887934</meta:creation-date>
    <dc:date>2025-05-26T17:53:35.164549306</dc:date>
    <meta:editing-duration>PT50S</meta:editing-duration>
    <meta:editing-cycles>1</meta:editing-cycles>
    <meta:document-statistic meta:table-count="1" meta:image-count="1" meta:object-count="0" meta:page-count="32" meta:paragraph-count="1100" meta:word-count="6462" meta:character-count="47267" meta:non-whitespace-character-count="39408"/>
    <meta:generator>LibreOffice/7.3.7.2$Linux_X86_64 LibreOffice_project/30$Build-2</meta:generator>
  </office:meta>
</office:document-meta>
</file>